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6.316cm" fo:margin-left="-0.12cm" fo:margin-top="0cm" fo:margin-bottom="0cm" table:align="left" style:writing-mode="lr-tb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4.83cm"/>
    </style:style>
    <style:style style:name="Table1.C" style:family="table-column">
      <style:table-column-properties style:column-width="6.9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1.5pt solid #999999" fo:border-right="1pt solid #999999" fo:border-top="1.5pt solid #999999" fo:border-bottom="0.5pt solid #999999"/>
    </style:style>
    <style:style style:name="Table1.B1" style:family="table-cell">
      <style:table-cell-properties fo:padding-left="0.191cm" fo:padding-right="0.191cm" fo:padding-top="0cm" fo:padding-bottom="0cm" fo:border-left="1pt solid #999999" fo:border-right="1pt solid #999999" fo:border-top="1.5pt solid #999999" fo:border-bottom="0.5pt solid #999999"/>
    </style:style>
    <style:style style:name="Table1.C1" style:family="table-cell">
      <style:table-cell-properties fo:padding-left="0.191cm" fo:padding-right="0.191cm" fo:padding-top="0cm" fo:padding-bottom="0cm" fo:border-left="1pt solid #999999" fo:border-right="1.5pt solid #999999" fo:border-top="1.5pt solid #999999" fo:border-bottom="0.5pt solid #999999"/>
    </style:style>
    <style:style style:name="Table1.A2" style:family="table-cell">
      <style:table-cell-properties fo:padding-left="0.191cm" fo:padding-right="0.191cm" fo:padding-top="0cm" fo:padding-bottom="0cm" fo:border-left="1.5pt solid #999999" fo:border-right="1pt solid #999999" fo:border-top="0.5pt solid #999999" fo:border-bottom="1pt fine-dashed #999999"/>
    </style:style>
    <style:style style:name="Table1.B2" style:family="table-cell">
      <style:table-cell-properties fo:padding-left="0.191cm" fo:padding-right="0.191cm" fo:padding-top="0cm" fo:padding-bottom="0cm" fo:border-left="1pt solid #999999" fo:border-right="1pt solid #999999" fo:border-top="0.5pt solid #999999" fo:border-bottom="1pt fine-dashed #999999"/>
    </style:style>
    <style:style style:name="Table1.C2" style:family="table-cell">
      <style:table-cell-properties fo:padding-left="0.191cm" fo:padding-right="0.191cm" fo:padding-top="0cm" fo:padding-bottom="0cm" fo:border-left="1pt solid #999999" fo:border-right="1.5pt solid #999999" fo:border-top="0.5pt solid #999999" fo:border-bottom="1pt fine-dashed #999999"/>
    </style:style>
    <style:style style:name="Table1.A3" style:family="table-cell">
      <style:table-cell-properties fo:padding-left="0.191cm" fo:padding-right="0.191cm" fo:padding-top="0cm" fo:padding-bottom="0cm" fo:border-left="1.5pt solid #999999" fo:border-right="1pt solid #999999" fo:border-top="1pt fine-dashed #999999" fo:border-bottom="1pt fine-dashed #999999"/>
    </style:style>
    <style:style style:name="Table1.B3" style:family="table-cell">
      <style:table-cell-properties fo:padding-left="0.191cm" fo:padding-right="0.191cm" fo:padding-top="0cm" fo:padding-bottom="0cm" fo:border-left="1pt solid #999999" fo:border-right="1pt solid #999999" fo:border-top="1pt fine-dashed #999999" fo:border-bottom="1pt fine-dashed #999999"/>
    </style:style>
    <style:style style:name="Table1.C3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1.A4" style:family="table-cell">
      <style:table-cell-properties fo:padding-left="0.191cm" fo:padding-right="0.191cm" fo:padding-top="0cm" fo:padding-bottom="0cm" fo:border-left="1.5pt solid #999999" fo:border-right="1pt solid #999999" fo:border-top="none" fo:border-bottom="1pt fine-dashed #999999"/>
    </style:style>
    <style:style style:name="Table1.B4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le1.C4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ela1" style:family="table">
      <style:table-properties style:width="16.316cm" fo:margin-left="-0.12cm" fo:margin-top="0cm" fo:margin-bottom="0cm" table:align="left" style:writing-mode="lr-tb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4.83cm"/>
    </style:style>
    <style:style style:name="Tabela1.C" style:family="table-column">
      <style:table-column-properties style:column-width="6.98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-left="1.5pt solid #999999" fo:border-right="1pt solid #999999" fo:border-top="1.5pt solid #999999" fo:border-bottom="0.5pt solid #999999"/>
    </style:style>
    <style:style style:name="Tabela1.B1" style:family="table-cell">
      <style:table-cell-properties fo:padding-left="0.191cm" fo:padding-right="0.191cm" fo:padding-top="0cm" fo:padding-bottom="0cm" fo:border-left="1pt solid #999999" fo:border-right="1pt solid #999999" fo:border-top="1.5pt solid #999999" fo:border-bottom="0.5pt solid #999999"/>
    </style:style>
    <style:style style:name="Tabela1.C1" style:family="table-cell">
      <style:table-cell-properties fo:padding-left="0.191cm" fo:padding-right="0.191cm" fo:padding-top="0cm" fo:padding-bottom="0cm" fo:border-left="1pt solid #999999" fo:border-right="1.5pt solid #999999" fo:border-top="1.5pt solid #999999" fo:border-bottom="0.5pt solid #999999"/>
    </style:style>
    <style:style style:name="Tabela1.A2" style:family="table-cell">
      <style:table-cell-properties fo:padding-left="0.191cm" fo:padding-right="0.191cm" fo:padding-top="0cm" fo:padding-bottom="0cm" fo:border-left="1.5pt solid #999999" fo:border-right="1pt solid #999999" fo:border-top="none" fo:border-bottom="1pt fine-dashed #999999"/>
    </style:style>
    <style:style style:name="Tabela1.B2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ela1.C2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ela1.A7" style:family="table-cell">
      <style:table-cell-properties fo:padding-left="0.191cm" fo:padding-right="0.191cm" fo:padding-top="0cm" fo:padding-bottom="0cm" fo:border-left="1.5pt solid #999999" fo:border-right="1pt solid #999999" fo:border-top="1pt fine-dashed #999999" fo:border-bottom="1pt fine-dashed #999999"/>
    </style:style>
    <style:style style:name="Tabela1.B7" style:family="table-cell">
      <style:table-cell-properties fo:padding-left="0.191cm" fo:padding-right="0.191cm" fo:padding-top="0cm" fo:padding-bottom="0cm" fo:border-left="1pt solid #999999" fo:border-right="1pt solid #999999" fo:border-top="1pt fine-dashed #999999" fo:border-bottom="1pt fine-dashed #999999"/>
    </style:style>
    <style:style style:name="Tabela1.C7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ela1.A8" style:family="table-cell">
      <style:table-cell-properties fo:padding-left="0.191cm" fo:padding-right="0.191cm" fo:padding-top="0cm" fo:padding-bottom="0cm" fo:border-left="1.5pt solid #999999" fo:border-right="1pt solid #999999" fo:border-top="1pt solid #999999" fo:border-bottom="1pt fine-dashed #999999"/>
    </style:style>
    <style:style style:name="Tabela1.B8" style:family="table-cell">
      <style:table-cell-properties fo:padding-left="0.191cm" fo:padding-right="0.191cm" fo:padding-top="0cm" fo:padding-bottom="0cm" fo:border-left="1pt solid #999999" fo:border-right="1pt solid #999999" fo:border-top="1pt solid #999999" fo:border-bottom="1pt fine-dashed #999999"/>
    </style:style>
    <style:style style:name="Tabela1.C8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Table2" style:family="table">
      <style:table-properties style:width="16.409cm" fo:margin-left="-0.208cm" fo:margin-top="0cm" fo:margin-bottom="0cm" table:align="left" style:writing-mode="lr-tb"/>
    </style:style>
    <style:style style:name="Table2.A" style:family="table-column">
      <style:table-column-properties style:column-width="14.508cm"/>
    </style:style>
    <style:style style:name="Table2.B" style:family="table-column">
      <style:table-column-properties style:column-width="1.901cm"/>
    </style:style>
    <style:style style:name="Table2.1" style:family="table-row">
      <style:table-row-properties style:min-row-height="0.725cm" fo:keep-together="auto"/>
    </style:style>
    <style:style style:name="Table2.A1" style:family="table-cell">
      <style:table-cell-properties fo:padding-left="0.191cm" fo:padding-right="0.191cm" fo:padding-top="0cm" fo:padding-bottom="0cm" fo:border-left="1.5pt solid #999999" fo:border-right="1pt solid #999999" fo:border-top="1.5pt solid #999999" fo:border-bottom="1pt solid #999999"/>
    </style:style>
    <style:style style:name="Table2.B1" style:family="table-cell">
      <style:table-cell-properties fo:padding-left="0.191cm" fo:padding-right="0.191cm" fo:padding-top="0cm" fo:padding-bottom="0cm" fo:border-left="1pt solid #999999" fo:border-right="1.5pt solid #999999" fo:border-top="1.5pt solid #999999" fo:border-bottom="1pt solid #999999"/>
    </style:style>
    <style:style style:name="Table2.2" style:family="table-row">
      <style:table-row-properties style:min-row-height="0.699cm" fo:keep-together="auto"/>
    </style:style>
    <style:style style:name="Table2.A2" style:family="table-cell">
      <style:table-cell-properties fo:padding-left="0.191cm" fo:padding-right="0.191cm" fo:padding-top="0cm" fo:padding-bottom="0cm" fo:border-left="1.5pt solid #999999" fo:border-right="1pt solid #999999" fo:border-top="1pt solid #999999" fo:border-bottom="1pt fine-dashed #999999"/>
    </style:style>
    <style:style style:name="Table2.B2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Table2.A6" style:family="table-cell">
      <style:table-cell-properties fo:padding-left="0.191cm" fo:padding-right="0.191cm" fo:padding-top="0cm" fo:padding-bottom="0cm" fo:border-left="1.5pt solid #999999" fo:border-right="1pt solid #999999" fo:border-top="none" fo:border-bottom="1pt fine-dashed #999999"/>
    </style:style>
    <style:style style:name="Table2.B6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2.A8" style:family="table-cell">
      <style:table-cell-properties fo:padding-left="0.191cm" fo:padding-right="0.191cm" fo:padding-top="0cm" fo:padding-bottom="0cm" fo:border-left="1.5pt solid #999999" fo:border-right="1pt solid #999999" fo:border-top="1pt fine-dashed #999999" fo:border-bottom="1.5pt solid #999999"/>
    </style:style>
    <style:style style:name="Table2.B8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.5pt solid #999999"/>
    </style:style>
    <style:style style:name="Table3" style:family="table">
      <style:table-properties style:width="16.399cm" fo:margin-left="-0.191cm" fo:margin-top="0cm" fo:margin-bottom="0cm" table:align="left" style:writing-mode="lr-tb"/>
    </style:style>
    <style:style style:name="Table3.A" style:family="table-column">
      <style:table-column-properties style:column-width="1.369cm"/>
    </style:style>
    <style:style style:name="Table3.B" style:family="table-column">
      <style:table-column-properties style:column-width="4.971cm"/>
    </style:style>
    <style:style style:name="Table3.C" style:family="table-column">
      <style:table-column-properties style:column-width="10.059cm"/>
    </style:style>
    <style:style style:name="Table3.1" style:family="table-row">
      <style:table-row-properties style:min-row-height="0.744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1.5pt solid #999999" fo:border-right="0.5pt solid #999999" fo:border-top="1.5pt solid #999999" fo:border-bottom="1pt solid #999999"/>
    </style:style>
    <style:style style:name="Table3.B1" style:family="table-cell">
      <style:table-cell-properties style:vertical-align="middle" fo:padding-left="0.191cm" fo:padding-right="0.191cm" fo:padding-top="0cm" fo:padding-bottom="0cm" fo:border-left="0.5pt solid #999999" fo:border-right="1pt solid #999999" fo:border-top="1.5pt solid #999999" fo:border-bottom="1pt solid #999999"/>
    </style:style>
    <style:style style:name="Table3.C1" style:family="table-cell">
      <style:table-cell-properties style:vertical-align="middle" fo:padding-left="0.191cm" fo:padding-right="0.191cm" fo:padding-top="0cm" fo:padding-bottom="0cm" fo:border-left="1pt solid #999999" fo:border-right="1.5pt solid #999999" fo:border-top="1.5pt solid #999999" fo:border-bottom="1pt solid #999999"/>
    </style:style>
    <style:style style:name="Table3.2" style:family="table-row">
      <style:table-row-properties style:min-row-height="0.651cm" fo:keep-together="auto"/>
    </style:style>
    <style:style style:name="Table3.A2" style:family="table-cell">
      <style:table-cell-properties fo:padding-left="0.191cm" fo:padding-right="0.191cm" fo:padding-top="0cm" fo:padding-bottom="0cm" fo:border-left="1.5pt solid #999999" fo:border-right="0.5pt solid #999999" fo:border-top="1pt solid #999999" fo:border-bottom="0.5pt solid #999999"/>
    </style:style>
    <style:style style:name="Table3.B2" style:family="table-cell">
      <style:table-cell-properties fo:padding-left="0.191cm" fo:padding-right="0.191cm" fo:padding-top="0cm" fo:padding-bottom="0cm" fo:border-left="0.5pt solid #999999" fo:border-right="1pt solid #999999" fo:border-top="1pt solid #999999" fo:border-bottom="1pt fine-dashed #999999"/>
    </style:style>
    <style:style style:name="Table3.C2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Table3.A3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pt fine-dashed #999999"/>
    </style:style>
    <style:style style:name="Table3.B3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pt fine-dashed #999999"/>
    </style:style>
    <style:style style:name="Table3.C3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3.A4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pt fine-dashed #999999"/>
    </style:style>
    <style:style style:name="Table3.B4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pt fine-dashed #999999"/>
    </style:style>
    <style:style style:name="Table3.C4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3.A5" style:family="table-cell">
      <style:table-cell-properties fo:padding-left="0.191cm" fo:padding-right="0.191cm" fo:padding-top="0cm" fo:padding-bottom="0cm" fo:border-left="1.5pt solid #999999" fo:border-right="0.5pt solid #999999" fo:border-top="none" fo:border-bottom="1pt fine-dashed #999999"/>
    </style:style>
    <style:style style:name="Table3.B5" style:family="table-cell">
      <style:table-cell-properties fo:padding-left="0.191cm" fo:padding-right="0.191cm" fo:padding-top="0cm" fo:padding-bottom="0cm" fo:border-left="0.5pt solid #999999" fo:border-right="1pt solid #999999" fo:border-top="none" fo:border-bottom="1pt fine-dashed #999999"/>
    </style:style>
    <style:style style:name="Table3.C5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3.A6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pt fine-dashed #999999"/>
    </style:style>
    <style:style style:name="Table3.B6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pt fine-dashed #999999"/>
    </style:style>
    <style:style style:name="Table3.C6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3.A7" style:family="table-cell">
      <style:table-cell-properties fo:padding-left="0.191cm" fo:padding-right="0.191cm" fo:padding-top="0cm" fo:padding-bottom="0cm" fo:border-left="1.5pt solid #999999" fo:border-right="0.5pt solid #999999" fo:border-top="0.5pt solid #999999" fo:border-bottom="1.5pt solid #999999"/>
    </style:style>
    <style:style style:name="Table3.B7" style:family="table-cell">
      <style:table-cell-properties fo:padding-left="0.191cm" fo:padding-right="0.191cm" fo:padding-top="0cm" fo:padding-bottom="0cm" fo:border-left="0.5pt solid #999999" fo:border-right="1pt solid #999999" fo:border-top="0.5pt solid #999999" fo:border-bottom="1pt fine-dashed #999999"/>
    </style:style>
    <style:style style:name="Table3.C7" style:family="table-cell">
      <style:table-cell-properties fo:padding-left="0.191cm" fo:padding-right="0.191cm" fo:padding-top="0cm" fo:padding-bottom="0cm" fo:border-left="1pt solid #999999" fo:border-right="1.5pt solid #999999" fo:border-top="0.5pt solid #999999" fo:border-bottom="1pt fine-dashed #999999"/>
    </style:style>
    <style:style style:name="Table3.A8" style:family="table-cell">
      <style:table-cell-properties fo:padding-left="0.191cm" fo:padding-right="0.191cm" fo:padding-top="0cm" fo:padding-bottom="0cm" fo:border-left="1.5pt solid #999999" fo:border-right="0.5pt solid #999999" fo:border-top="none" fo:border-bottom="1.5pt solid #999999"/>
    </style:style>
    <style:style style:name="Table3.B8" style:family="table-cell">
      <style:table-cell-properties fo:padding-left="0.191cm" fo:padding-right="0.191cm" fo:padding-top="0cm" fo:padding-bottom="0cm" fo:border-left="0.5pt solid #999999" fo:border-right="1pt solid #999999" fo:border-top="none" fo:border-bottom="1pt fine-dashed #999999"/>
    </style:style>
    <style:style style:name="Table3.C8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3.A9" style:family="table-cell">
      <style:table-cell-properties fo:padding-left="0.191cm" fo:padding-right="0.191cm" fo:padding-top="0cm" fo:padding-bottom="0cm" fo:border-left="1.5pt solid #999999" fo:border-right="0.5pt solid #999999" fo:border-top="none" fo:border-bottom="1.5pt solid #999999"/>
    </style:style>
    <style:style style:name="Table3.B9" style:family="table-cell">
      <style:table-cell-properties fo:padding-left="0.191cm" fo:padding-right="0.191cm" fo:padding-top="0cm" fo:padding-bottom="0cm" fo:border-left="0.5pt solid #999999" fo:border-right="1pt solid #999999" fo:border-top="none" fo:border-bottom="1pt fine-dashed #999999"/>
    </style:style>
    <style:style style:name="Table3.C9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3.10" style:family="table-row">
      <style:table-row-properties style:min-row-height="0.773cm" fo:keep-together="auto"/>
    </style:style>
    <style:style style:name="Table3.A10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.5pt solid #999999"/>
    </style:style>
    <style:style style:name="Table3.B10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.5pt solid #999999"/>
    </style:style>
    <style:style style:name="Table3.C10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.5pt solid #999999"/>
    </style:style>
    <style:style style:name="Table4" style:family="table">
      <style:table-properties style:width="16.383cm" fo:margin-left="-0.191cm" fo:margin-top="0cm" fo:margin-bottom="0cm" table:align="left" style:writing-mode="lr-tb"/>
    </style:style>
    <style:style style:name="Table4.A" style:family="table-column">
      <style:table-column-properties style:column-width="3.967cm"/>
    </style:style>
    <style:style style:name="Table4.B" style:family="table-column">
      <style:table-column-properties style:column-width="4.867cm"/>
    </style:style>
    <style:style style:name="Table4.C" style:family="table-column">
      <style:table-column-properties style:column-width="7.54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1.5pt solid #999999" fo:border-right="1pt solid #999999" fo:border-top="1.5pt solid #999999" fo:border-bottom="1pt solid #999999"/>
    </style:style>
    <style:style style:name="Table4.B1" style:family="table-cell">
      <style:table-cell-properties style:vertical-align="middle" fo:padding-left="0.191cm" fo:padding-right="0.191cm" fo:padding-top="0cm" fo:padding-bottom="0cm" fo:border-left="1pt solid #999999" fo:border-right="1pt solid #999999" fo:border-top="1.5pt solid #999999" fo:border-bottom="1pt solid #999999"/>
    </style:style>
    <style:style style:name="Table4.C1" style:family="table-cell">
      <style:table-cell-properties style:vertical-align="middle" fo:padding-left="0.191cm" fo:padding-right="0.191cm" fo:padding-top="0cm" fo:padding-bottom="0cm" fo:border-left="1pt solid #999999" fo:border-right="1.5pt solid #999999" fo:border-top="1.5pt solid #999999" fo:border-bottom="1pt solid #999999"/>
    </style:style>
    <style:style style:name="Table4.A2" style:family="table-cell">
      <style:table-cell-properties style:vertical-align="middle" fo:padding-left="0.191cm" fo:padding-right="0.191cm" fo:padding-top="0cm" fo:padding-bottom="0cm" fo:border-left="1.5pt solid #999999" fo:border-right="1pt solid #999999" fo:border-top="none" fo:border-bottom="1pt solid #999999"/>
    </style:style>
    <style:style style:name="Table4.B2" style:family="table-cell">
      <style:table-cell-properties style:vertical-align="middle" fo:padding-left="0.191cm" fo:padding-right="0.191cm" fo:padding-top="0cm" fo:padding-bottom="0cm" fo:border-left="1pt solid #999999" fo:border-right="1pt solid #999999" fo:border-top="none" fo:border-bottom="1pt solid #999999"/>
    </style:style>
    <style:style style:name="Table4.C2" style:family="table-cell">
      <style:table-cell-properties style:vertical-align="middle" fo:padding-left="0.191cm" fo:padding-right="0.191cm" fo:padding-top="0cm" fo:padding-bottom="0cm" fo:border-left="1pt solid #999999" fo:border-right="1.5pt solid #999999" fo:border-top="none" fo:border-bottom="1pt solid #999999"/>
    </style:style>
    <style:style style:name="Table4.A4" style:family="table-cell">
      <style:table-cell-properties style:vertical-align="middle"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4" style:family="table-cell">
      <style:table-cell-properties style:vertical-align="middle"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4" style:family="table-cell">
      <style:table-cell-properties style:vertical-align="middle"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5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ffffff"/>
    </style:style>
    <style:style style:name="Table4.B5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le4.C5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4.A6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ffffff"/>
    </style:style>
    <style:style style:name="Table4.B6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le4.C6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4.A7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7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7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8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8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8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9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9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9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10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10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10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P1" style:family="paragraph" style:parent-style-name="Footer">
      <style:paragraph-properties fo:text-align="center" style:justify-single-word="false">
        <style:tab-stops>
          <style:tab-stop style:position="17.503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3" style:family="paragraph" style:parent-style-name="Contents_20_1">
      <style:paragraph-properties>
        <style:tab-stops>
          <style:tab-stop style:position="3.881cm"/>
          <style:tab-stop style:position="13.335cm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4.198cm"/>
          <style:tab-stop style:position="13.335cm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4.833cm"/>
          <style:tab-stop style:position="13.335cm"/>
        </style:tab-stops>
      </style:paragraph-properties>
    </style:style>
    <style:style style:name="P6" style:family="paragraph" style:parent-style-name="Standard">
      <style:paragraph-properties fo:margin-left="0.63cm" fo:margin-right="0cm" fo:text-indent="-0.63cm" style:auto-text-indent="false"/>
    </style:style>
    <style:style style:name="P7" style:family="paragraph" style:parent-style-name="Subtitle">
      <style:paragraph-properties fo:break-before="page"/>
    </style:style>
    <style:style style:name="P8" style:family="paragraph" style:parent-style-name="Standard">
      <style:paragraph-properties fo:margin-top="0cm" fo:margin-bottom="0cm" style:contextual-spacing="false"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9" style:family="paragraph" style:parent-style-name="Standard">
      <style:paragraph-properties fo:margin-top="0cm" fo:margin-bottom="0.423cm" style:contextual-spacing="false"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11" style:family="paragraph" style:parent-style-name="Standard">
      <style:paragraph-properties fo:margin-top="2.54cm" fo:margin-bottom="0cm" style:contextual-spacing="false"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12" style:family="paragraph" style:parent-style-name="Standard">
      <style:paragraph-properties fo:margin-top="0cm" fo:margin-bottom="0.423cm" style:contextual-spacing="false">
        <style:tab-stops>
          <style:tab-stop style:position="7.938cm" style:type="center"/>
          <style:tab-stop style:position="12.7cm" style:type="center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7.938cm" style:type="center"/>
          <style:tab-stop style:position="12.7cm" style:type="center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4.445cm" style:type="center"/>
        </style:tab-stops>
      </style:paragraph-properties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808080" loext:opacity="100%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808080" loext:opacity="100%" officeooo:paragraph-rsid="0091e480"/>
    </style:style>
    <style:style style:name="P1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808080" loext:opacity="100%" officeooo:rsid="015b6d4a" officeooo:paragraph-rsid="015f0f69"/>
    </style:style>
    <style:style style:name="P18" style:family="paragraph" style:parent-style-name="Standard">
      <style:paragraph-properties fo:margin-left="0cm" fo:margin-right="0cm" fo:orphans="0" fo:widows="0" fo:text-indent="0cm" style:auto-text-indent="false"/>
    </style:style>
    <style:style style:name="P19" style:family="paragraph" style:parent-style-name="Standard">
      <style:paragraph-properties fo:margin-left="0cm" fo:margin-right="0cm" fo:orphans="0" fo:widows="0" fo:text-indent="0cm" style:auto-text-indent="false"/>
      <style:text-properties officeooo:paragraph-rsid="00a37ec6"/>
    </style:style>
    <style:style style:name="P20" style:family="paragraph" style:parent-style-name="Standard">
      <style:paragraph-properties fo:margin-left="0cm" fo:margin-right="0cm" fo:orphans="0" fo:widows="0" fo:text-indent="0cm" style:auto-text-indent="false"/>
      <style:text-properties officeooo:paragraph-rsid="0091e480"/>
    </style:style>
    <style:style style:name="P21" style:family="paragraph" style:parent-style-name="Standard">
      <style:paragraph-properties fo:margin-left="1.588cm" fo:margin-right="0cm" fo:text-indent="0cm" style:auto-text-indent="false">
        <style:tab-stops>
          <style:tab-stop style:position="6.033cm"/>
        </style:tab-stops>
      </style:paragraph-properties>
      <style:text-properties fo:font-weight="bold" officeooo:paragraph-rsid="0112fdbd" style:font-weight-asian="bold"/>
    </style:style>
    <style:style style:name="P22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officeooo:paragraph-rsid="0112fdbd" style:font-weight-asian="bold"/>
    </style:style>
    <style:style style:name="P23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officeooo:paragraph-rsid="01643191" style:font-weight-asian="bold"/>
    </style:style>
    <style:style style:name="P24" style:family="paragraph" style:parent-style-name="Standard">
      <style:paragraph-properties fo:margin-left="1.588cm" fo:margin-right="0cm" fo:text-indent="0cm" style:auto-text-indent="false"/>
      <style:text-properties fo:font-weight="bold" officeooo:paragraph-rsid="0112fdbd" style:font-weight-asian="bold"/>
    </style:style>
    <style:style style:name="P25" style:family="paragraph" style:parent-style-name="Standard">
      <style:paragraph-properties fo:margin-left="4.763cm" fo:margin-right="0cm" fo:text-indent="-3.171cm" style:auto-text-indent="false">
        <style:tab-stops>
          <style:tab-stop style:position="4.763cm"/>
        </style:tab-stops>
      </style:paragraph-properties>
      <style:text-properties fo:font-weight="bold" officeooo:paragraph-rsid="0112fdbd" style:font-weight-asian="bold"/>
    </style:style>
    <style:style style:name="P26" style:family="paragraph" style:parent-style-name="Standard">
      <style:paragraph-properties fo:margin-left="1.591cm" fo:margin-right="0cm" fo:text-indent="0cm" style:auto-text-indent="false">
        <style:tab-stops>
          <style:tab-stop style:position="4.763cm"/>
        </style:tab-stops>
      </style:paragraph-properties>
      <style:text-properties fo:font-weight="bold" officeooo:paragraph-rsid="01643191" style:font-weight-asian="bold"/>
    </style:style>
    <style:style style:name="P27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officeooo:rsid="00523e8c" officeooo:paragraph-rsid="0112fdbd" style:font-weight-asian="bold"/>
    </style:style>
    <style:style style:name="P28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officeooo:rsid="00523e8c" officeooo:paragraph-rsid="01643191" style:font-weight-asian="bold"/>
    </style:style>
    <style:style style:name="P29" style:family="paragraph" style:parent-style-name="Standard">
      <style:paragraph-properties fo:margin-left="1.588cm" fo:margin-right="0cm" fo:text-indent="0cm" style:auto-text-indent="false"/>
      <style:text-properties fo:font-weight="bold" officeooo:paragraph-rsid="0158660c" style:font-weight-asian="bold"/>
    </style:style>
    <style:style style:name="P30" style:family="paragraph" style:parent-style-name="Standard">
      <style:paragraph-properties fo:margin-left="1.588cm" fo:margin-right="0cm" fo:text-indent="0cm" style:auto-text-indent="false"/>
      <style:text-properties fo:font-weight="bold" officeooo:paragraph-rsid="01643191" style:font-weight-asian="bold"/>
    </style:style>
    <style:style style:name="P31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2fdbd"/>
    </style:style>
    <style:style style:name="P32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12fdbd"/>
    </style:style>
    <style:style style:name="P33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75ddb"/>
    </style:style>
    <style:style style:name="P34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957d7"/>
    </style:style>
    <style:style style:name="P35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1957d7"/>
    </style:style>
    <style:style style:name="P36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a51e2"/>
    </style:style>
    <style:style style:name="P37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242dc2"/>
    </style:style>
    <style:style style:name="P38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58660c"/>
    </style:style>
    <style:style style:name="P39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58660c"/>
    </style:style>
    <style:style style:name="P40" style:family="paragraph" style:parent-style-name="Standard">
      <style:paragraph-properties fo:margin-left="2.223cm" fo:margin-right="0cm" fo:text-indent="0cm" style:auto-text-indent="false">
        <style:tab-stops>
          <style:tab-stop style:position="6.033cm"/>
        </style:tab-stops>
      </style:paragraph-properties>
      <style:text-properties officeooo:paragraph-rsid="0158660c"/>
    </style:style>
    <style:style style:name="P41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643191"/>
    </style:style>
    <style:style style:name="P42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643191"/>
    </style:style>
    <style:style style:name="P43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  <style:text-properties officeooo:paragraph-rsid="0112fdbd"/>
    </style:style>
    <style:style style:name="P44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officeooo:paragraph-rsid="0112fdbd"/>
    </style:style>
    <style:style style:name="P45" style:family="paragraph" style:parent-style-name="Standard">
      <style:paragraph-properties fo:margin-left="0cm" fo:margin-right="0cm" fo:orphans="0" fo:widows="0" fo:text-indent="0cm" style:auto-text-indent="false"/>
      <style:text-properties officeooo:rsid="00109184" officeooo:paragraph-rsid="00109184"/>
    </style:style>
    <style:style style:name="P46" style:family="paragraph" style:parent-style-name="Standard">
      <style:paragraph-properties fo:margin-left="0cm" fo:margin-right="0cm" fo:orphans="0" fo:widows="0" fo:text-indent="0cm" style:auto-text-indent="false"/>
      <style:text-properties officeooo:rsid="0027f99a" officeooo:paragraph-rsid="0027f99a"/>
    </style:style>
    <style:style style:name="P4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27f99a" officeooo:paragraph-rsid="0027f99a"/>
    </style:style>
    <style:style style:name="P48" style:family="paragraph" style:parent-style-name="Standard">
      <style:paragraph-properties fo:margin-left="0cm" fo:margin-right="0cm" fo:orphans="0" fo:widows="0" fo:text-indent="0cm" style:auto-text-indent="false"/>
      <style:text-properties officeooo:rsid="002855da" officeooo:paragraph-rsid="002855da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3992e2" officeooo:paragraph-rsid="003992e2"/>
    </style:style>
    <style:style style:name="P50" style:family="paragraph" style:parent-style-name="Standard">
      <style:paragraph-properties fo:margin-left="0.63cm" fo:margin-right="0cm" fo:text-indent="-0.63cm" style:auto-text-indent="false"/>
      <style:text-properties officeooo:rsid="003992e2" officeooo:paragraph-rsid="003992e2"/>
    </style:style>
    <style:style style:name="P51" style:family="paragraph" style:parent-style-name="Standard">
      <style:paragraph-properties fo:margin-left="0.63cm" fo:margin-right="0cm" fo:text-indent="-0.63cm" style:auto-text-indent="false"/>
      <style:text-properties officeooo:rsid="003992e2" officeooo:paragraph-rsid="01442f44"/>
    </style:style>
    <style:style style:name="P52" style:family="paragraph" style:parent-style-name="Standard">
      <style:paragraph-properties fo:margin-left="0.63cm" fo:margin-right="0cm" fo:text-indent="-0.63cm" style:auto-text-indent="false"/>
      <style:text-properties officeooo:rsid="003992e2"/>
    </style:style>
    <style:style style:name="P53" style:family="paragraph" style:parent-style-name="Subtitle">
      <style:paragraph-properties fo:margin-top="0.212cm" fo:margin-bottom="2.963cm" style:contextual-spacing="false"/>
    </style:style>
    <style:style style:name="P54" style:family="paragraph" style:parent-style-name="Standard">
      <style:paragraph-properties fo:margin-left="0cm" fo:margin-right="0cm" fo:orphans="0" fo:widows="0" fo:text-indent="0cm" style:auto-text-indent="false"/>
      <style:text-properties officeooo:rsid="0011b4f3" officeooo:paragraph-rsid="0011b4f3"/>
    </style:style>
    <style:style style:name="P5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bd954b" officeooo:paragraph-rsid="00bd954b"/>
    </style:style>
    <style:style style:name="P56" style:family="paragraph" style:parent-style-name="Standard">
      <style:text-properties officeooo:paragraph-rsid="0091e480"/>
    </style:style>
    <style:style style:name="P57" style:family="paragraph" style:parent-style-name="Paragraph_20_Style_20_1">
      <style:paragraph-properties fo:margin-left="0cm" fo:margin-right="0cm" fo:line-height="120%" fo:text-indent="0.499cm" style:auto-text-indent="false"/>
    </style:style>
    <style:style style:name="P58" style:family="paragraph" style:parent-style-name="Paragraph_20_Style_20_1">
      <style:paragraph-properties fo:margin-left="0cm" fo:margin-right="0cm" fo:line-height="120%" fo:text-indent="0.499cm" style:auto-text-indent="false"/>
      <style:text-properties fo:letter-spacing="-0.004cm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letter-spacing="-0.004cm" officeooo:rsid="0145c52c" officeooo:paragraph-rsid="014734bf"/>
    </style:style>
    <style:style style:name="P60" style:family="paragraph" style:parent-style-name="kropka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hyphenation-ladder-count="no-limit" fo:text-indent="0cm" style:auto-text-indent="false" fo:background-color="transparent" style:vertical-align="middle" style:writing-mode="lr-tb"/>
      <style:text-properties fo:color="#000000" loext:opacity="100%" fo:hyphenate="false" fo:hyphenation-remain-char-count="2" fo:hyphenation-push-char-count="2" loext:hyphenation-no-caps="false"/>
    </style:style>
    <style:style style:name="P61" style:family="paragraph" style:parent-style-name="kropka" style:master-page-name="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page-number="auto" fo:background-color="transparent" style:vertical-align="middle" style:writing-mode="lr-tb"/>
      <style:text-properties fo:color="#000000" loext:opacity="100%"/>
    </style:style>
    <style:style style:name="P62" style:family="paragraph" style:parent-style-name="kropka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fo:background-color="transparent" style:vertical-align="middle" style:writing-mode="lr-tb"/>
      <style:text-properties fo:color="#000000" loext:opacity="100%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12f0b7" officeooo:paragraph-rsid="0012f0b7"/>
    </style:style>
    <style:style style:name="P64" style:family="paragraph" style:parent-style-name="Standard">
      <style:paragraph-properties fo:margin-left="0.63cm" fo:margin-right="0cm" fo:text-indent="-0.63cm" style:auto-text-indent="false"/>
      <style:text-properties fo:color="#000000" loext:opacity="100%" fo:letter-spacing="-0.004cm" officeooo:paragraph-rsid="01442f44"/>
    </style:style>
    <style:style style:name="P65" style:family="paragraph" style:parent-style-name="Standard">
      <style:paragraph-properties fo:margin-left="0cm" fo:margin-right="0cm" fo:orphans="0" fo:widows="0" fo:text-indent="0cm" style:auto-text-indent="false"/>
      <style:text-properties officeooo:rsid="00c58c59" officeooo:paragraph-rsid="00c58c59"/>
    </style:style>
    <style:style style:name="P66" style:family="paragraph" style:parent-style-name="Standard">
      <style:paragraph-properties fo:margin-left="0cm" fo:margin-right="0cm" fo:orphans="0" fo:widows="0" fo:text-indent="0cm" style:auto-text-indent="false"/>
      <style:text-properties officeooo:rsid="00c73e20" officeooo:paragraph-rsid="00c73e20"/>
    </style:style>
    <style:style style:name="P67" style:family="paragraph" style:parent-style-name="Standard">
      <style:paragraph-properties fo:margin-left="0cm" fo:margin-right="0cm" fo:orphans="0" fo:widows="0" fo:text-indent="0cm" style:auto-text-indent="false"/>
      <style:text-properties officeooo:rsid="00c98e27" officeooo:paragraph-rsid="00c98e27"/>
    </style:style>
    <style:style style:name="P68" style:family="paragraph" style:parent-style-name="Standard">
      <style:paragraph-properties fo:margin-left="0cm" fo:margin-right="0cm" fo:orphans="0" fo:widows="0" fo:text-indent="0cm" style:auto-text-indent="false"/>
      <style:text-properties officeooo:rsid="00cae9f4" officeooo:paragraph-rsid="00cae9f4"/>
    </style:style>
    <style:style style:name="P69" style:family="paragraph" style:parent-style-name="Standard">
      <style:paragraph-properties fo:margin-left="0cm" fo:margin-right="0cm" fo:orphans="0" fo:widows="0" fo:text-indent="0cm" style:auto-text-indent="false"/>
      <style:text-properties officeooo:rsid="00cc8965" officeooo:paragraph-rsid="00cc8965"/>
    </style:style>
    <style:style style:name="P70" style:family="paragraph" style:parent-style-name="Standard">
      <style:paragraph-properties fo:margin-left="0cm" fo:margin-right="0cm" fo:orphans="0" fo:widows="0" fo:text-indent="0cm" style:auto-text-indent="false"/>
      <style:text-properties officeooo:rsid="00ce7120" officeooo:paragraph-rsid="00ce7120"/>
    </style:style>
    <style:style style:name="P71" style:family="paragraph" style:parent-style-name="Standard">
      <style:paragraph-properties fo:margin-left="0cm" fo:margin-right="0cm" fo:orphans="0" fo:widows="0" fo:text-indent="0cm" style:auto-text-indent="false"/>
      <style:text-properties officeooo:rsid="00d0ea92" officeooo:paragraph-rsid="00d0ea92"/>
    </style:style>
    <style:style style:name="P72" style:family="paragraph" style:parent-style-name="Standard">
      <style:paragraph-properties fo:margin-left="0cm" fo:margin-right="0cm" fo:orphans="0" fo:widows="0" fo:text-indent="0cm" style:auto-text-indent="false"/>
      <style:text-properties officeooo:rsid="00d0ea92" officeooo:paragraph-rsid="00d6358e"/>
    </style:style>
    <style:style style:name="P73" style:family="paragraph" style:parent-style-name="Standard">
      <style:paragraph-properties fo:margin-left="0cm" fo:margin-right="0cm" fo:orphans="0" fo:widows="0" fo:text-indent="0cm" style:auto-text-indent="false"/>
      <style:text-properties officeooo:rsid="0083c90f" officeooo:paragraph-rsid="00a37ec6"/>
    </style:style>
    <style:style style:name="P74" style:family="paragraph" style:parent-style-name="Standard">
      <style:paragraph-properties fo:margin-left="0cm" fo:margin-right="0cm" fo:orphans="0" fo:widows="0" fo:text-indent="0cm" style:auto-text-indent="false"/>
      <style:text-properties officeooo:rsid="008262fd" officeooo:paragraph-rsid="0091e480"/>
    </style:style>
    <style:style style:name="P75" style:family="paragraph" style:parent-style-name="Standard">
      <style:paragraph-properties fo:margin-left="0cm" fo:margin-right="0cm" fo:orphans="0" fo:widows="0" fo:text-indent="0cm" style:auto-text-indent="false"/>
      <style:text-properties officeooo:rsid="008e7e4c" officeooo:paragraph-rsid="0091e480"/>
    </style:style>
    <style:style style:name="P76" style:family="paragraph" style:parent-style-name="Standard">
      <style:paragraph-properties fo:margin-left="0cm" fo:margin-right="0cm" fo:text-indent="0cm" style:auto-text-indent="false"/>
      <style:text-properties officeooo:paragraph-rsid="0012f0b7"/>
    </style:style>
    <style:style style:name="P77" style:family="paragraph" style:parent-style-name="Standard">
      <style:paragraph-properties fo:margin-left="0cm" fo:margin-right="0cm" fo:orphans="0" fo:widows="0" fo:text-indent="0cm" style:auto-text-indent="false"/>
      <style:text-properties officeooo:rsid="006fcf12" officeooo:paragraph-rsid="00f76b6e"/>
    </style:style>
    <style:style style:name="P78" style:family="paragraph" style:parent-style-name="Standard">
      <style:paragraph-properties fo:margin-left="0cm" fo:margin-right="0cm" fo:orphans="0" fo:widows="0" fo:text-indent="0cm" style:auto-text-indent="false"/>
      <style:text-properties officeooo:rsid="00e0925f" officeooo:paragraph-rsid="00e0925f"/>
    </style:style>
    <style:style style:name="P79" style:family="paragraph" style:parent-style-name="Standard">
      <style:paragraph-properties fo:margin-left="0cm" fo:margin-right="0cm" fo:orphans="0" fo:widows="0" fo:text-indent="0cm" style:auto-text-indent="false"/>
      <style:text-properties officeooo:rsid="00e38f59" officeooo:paragraph-rsid="00e38f59"/>
    </style:style>
    <style:style style:name="P80" style:family="paragraph" style:parent-style-name="Standard">
      <style:paragraph-properties fo:margin-left="0cm" fo:margin-right="0cm" fo:orphans="0" fo:widows="0" fo:text-indent="0cm" style:auto-text-indent="false"/>
      <style:text-properties officeooo:rsid="00e461db" officeooo:paragraph-rsid="00e461db"/>
    </style:style>
    <style:style style:name="P81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e930f6" officeooo:paragraph-rsid="00e930f6"/>
    </style:style>
    <style:style style:name="P82" style:family="paragraph" style:parent-style-name="Standard">
      <style:paragraph-properties fo:margin-left="0cm" fo:margin-right="0cm" fo:orphans="0" fo:widows="0" fo:text-indent="0cm" style:auto-text-indent="false"/>
      <style:text-properties officeooo:rsid="00eba6fe" officeooo:paragraph-rsid="00eba6fe"/>
    </style:style>
    <style:style style:name="P83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f09c7e" officeooo:paragraph-rsid="00f09c7e"/>
    </style:style>
    <style:style style:name="P84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0f92dee"/>
    </style:style>
    <style:style style:name="P85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15f0f69"/>
    </style:style>
    <style:style style:name="P86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111b8a2"/>
    </style:style>
    <style:style style:name="P87" style:family="paragraph" style:parent-style-name="Standard">
      <style:paragraph-properties fo:margin-left="0cm" fo:margin-right="0cm" fo:orphans="0" fo:widows="0" fo:text-indent="0cm" style:auto-text-indent="false"/>
      <style:text-properties officeooo:rsid="00f971c3" officeooo:paragraph-rsid="01625e8a"/>
    </style:style>
    <style:style style:name="P88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0fb3357"/>
    </style:style>
    <style:style style:name="P89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10d61ae"/>
    </style:style>
    <style:style style:name="P90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14e4d66"/>
    </style:style>
    <style:style style:name="P91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15b6d4a"/>
    </style:style>
    <style:style style:name="P92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027f99a" officeooo:paragraph-rsid="00fcce14"/>
    </style:style>
    <style:style style:name="P93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00a133" officeooo:paragraph-rsid="010154c4"/>
    </style:style>
    <style:style style:name="P94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02230f" officeooo:paragraph-rsid="010902ad"/>
    </style:style>
    <style:style style:name="P95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0a3c56" officeooo:paragraph-rsid="015a3212"/>
    </style:style>
    <style:style style:name="P96" style:family="paragraph" style:parent-style-name="Standard">
      <style:paragraph-properties fo:margin-left="0cm" fo:margin-right="0cm" fo:orphans="0" fo:widows="0" fo:text-indent="0cm" style:auto-text-indent="false"/>
      <style:text-properties officeooo:rsid="00fc7101" officeooo:paragraph-rsid="00fc7101"/>
    </style:style>
    <style:style style:name="P97" style:family="paragraph" style:parent-style-name="Standard">
      <style:paragraph-properties fo:margin-left="0cm" fo:margin-right="0cm" fo:orphans="0" fo:widows="0" fo:text-indent="0cm" style:auto-text-indent="false"/>
      <style:text-properties officeooo:rsid="0102230f" officeooo:paragraph-rsid="0102230f"/>
    </style:style>
    <style:style style:name="P98" style:family="paragraph" style:parent-style-name="Standard">
      <style:paragraph-properties fo:margin-left="0cm" fo:margin-right="0cm" fo:orphans="0" fo:widows="0" fo:text-indent="0cm" style:auto-text-indent="false"/>
      <style:text-properties officeooo:rsid="010902ad" officeooo:paragraph-rsid="010902ad"/>
    </style:style>
    <style:style style:name="P99" style:family="paragraph" style:parent-style-name="Standard">
      <style:paragraph-properties fo:margin-left="0cm" fo:margin-right="0cm" fo:orphans="0" fo:widows="0" fo:text-indent="0cm" style:auto-text-indent="false"/>
      <style:text-properties officeooo:rsid="010938d7" officeooo:paragraph-rsid="010938d7"/>
    </style:style>
    <style:style style:name="P100" style:family="paragraph" style:parent-style-name="Standard">
      <style:paragraph-properties fo:margin-left="0cm" fo:margin-right="0cm" fo:orphans="0" fo:widows="0" fo:text-indent="0cm" style:auto-text-indent="false"/>
      <style:text-properties officeooo:rsid="010a3c56" officeooo:paragraph-rsid="010d61ae"/>
    </style:style>
    <style:style style:name="P101" style:family="paragraph" style:parent-style-name="Standard">
      <style:paragraph-properties fo:margin-left="0cm" fo:margin-right="0cm" fo:orphans="0" fo:widows="0" fo:text-indent="0cm" style:auto-text-indent="false"/>
      <style:text-properties officeooo:rsid="010a3c56" officeooo:paragraph-rsid="014e4d66"/>
    </style:style>
    <style:style style:name="P102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paragraph-rsid="0112fdbd" style:font-weight-asian="normal" style:font-weight-complex="normal"/>
    </style:style>
    <style:style style:name="P103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paragraph-rsid="01643191" style:font-weight-asian="normal" style:font-weight-complex="normal"/>
    </style:style>
    <style:style style:name="P104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fo:font-weight="normal" officeooo:rsid="012f6e4a" officeooo:paragraph-rsid="0158660c" style:font-weight-asian="normal" style:font-weight-complex="normal"/>
    </style:style>
    <style:style style:name="P105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rsid="01281115" officeooo:paragraph-rsid="01281115" style:font-weight-asian="normal" style:font-weight-complex="normal"/>
    </style:style>
    <style:style style:name="P106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rsid="0158660c" officeooo:paragraph-rsid="0158660c" style:font-weight-asian="normal"/>
    </style:style>
    <style:style style:name="P107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  <style:text-properties officeooo:rsid="011d3521" officeooo:paragraph-rsid="011d3521"/>
    </style:style>
    <style:style style:name="P108" style:family="paragraph" style:parent-style-name="Standard">
      <style:paragraph-properties fo:margin-left="0cm" fo:margin-right="0cm" fo:orphans="0" fo:widows="0" fo:text-indent="0cm" style:auto-text-indent="false"/>
      <style:text-properties officeooo:rsid="012a4107" officeooo:paragraph-rsid="012a4107"/>
    </style:style>
    <style:style style:name="P109" style:family="paragraph" style:parent-style-name="Title">
      <style:paragraph-properties fo:margin-top="7.408cm" fo:margin-bottom="0.212cm" style:contextual-spacing="false"/>
      <style:text-properties officeooo:rsid="00c1639c" officeooo:paragraph-rsid="00c1639c"/>
    </style:style>
    <style:style style:name="P110" style:family="paragraph" style:parent-style-name="Standard">
      <style:paragraph-properties fo:margin-left="0cm" fo:margin-right="0cm" fo:text-indent="0cm" style:auto-text-indent="false"/>
      <style:text-properties officeooo:paragraph-rsid="0158660c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officeooo:paragraph-rsid="0158660c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officeooo:paragraph-rsid="01643191"/>
    </style:style>
    <style:style style:name="P113" style:family="paragraph" style:parent-style-name="Standard">
      <style:paragraph-properties fo:margin-left="0cm" fo:margin-right="0cm" fo:orphans="0" fo:widows="0" fo:text-indent="0cm" style:auto-text-indent="false"/>
      <style:text-properties officeooo:rsid="013e3cc0" officeooo:paragraph-rsid="013e3cc0"/>
    </style:style>
    <style:style style:name="P114" style:family="paragraph" style:parent-style-name="Standard">
      <style:paragraph-properties fo:margin-left="0cm" fo:margin-right="0cm" fo:orphans="0" fo:widows="0" fo:text-indent="0cm" style:auto-text-indent="false"/>
      <style:text-properties officeooo:rsid="00ed5d27" officeooo:paragraph-rsid="00ed5d27"/>
    </style:style>
    <style:style style:name="P115" style:family="paragraph" style:parent-style-name="Standard">
      <style:paragraph-properties fo:margin-left="0cm" fo:margin-right="0cm" fo:orphans="0" fo:widows="0" fo:text-indent="0cm" style:auto-text-indent="false"/>
      <style:text-properties officeooo:rsid="00ed5d27" officeooo:paragraph-rsid="0140754a"/>
    </style:style>
    <style:style style:name="P11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140754a" officeooo:paragraph-rsid="0140754a"/>
    </style:style>
    <style:style style:name="P117" style:family="paragraph" style:parent-style-name="Standard">
      <style:paragraph-properties fo:margin-left="0cm" fo:margin-right="0cm" fo:text-indent="0cm" style:auto-text-indent="false"/>
      <style:text-properties officeooo:paragraph-rsid="014217e4"/>
    </style:style>
    <style:style style:name="P118" style:family="paragraph" style:parent-style-name="Standard">
      <style:paragraph-properties fo:margin-left="0cm" fo:margin-right="0cm" fo:orphans="0" fo:widows="0" fo:text-indent="0cm" style:auto-text-indent="false"/>
      <style:text-properties officeooo:rsid="00ff72d0" officeooo:paragraph-rsid="014d23b6"/>
    </style:style>
    <style:style style:name="P119" style:family="paragraph" style:parent-style-name="Standard">
      <style:paragraph-properties fo:margin-left="0cm" fo:margin-right="0cm" fo:orphans="0" fo:widows="0" fo:text-indent="0cm" style:auto-text-indent="false"/>
      <style:text-properties officeooo:rsid="00ff72d0" officeooo:paragraph-rsid="0111b8a2"/>
    </style:style>
    <style:style style:name="P120" style:family="paragraph" style:parent-style-name="Standard">
      <style:paragraph-properties fo:margin-left="0cm" fo:margin-right="0cm" fo:orphans="0" fo:widows="0" fo:text-indent="0cm" style:auto-text-indent="false"/>
      <style:text-properties officeooo:rsid="010154c4" officeooo:paragraph-rsid="014d23b6"/>
    </style:style>
    <style:style style:name="P121" style:family="paragraph" style:parent-style-name="Standard">
      <style:paragraph-properties fo:margin-left="0cm" fo:margin-right="0cm" fo:orphans="0" fo:widows="0" fo:text-indent="0cm" style:auto-text-indent="false"/>
      <style:text-properties officeooo:rsid="010154c4" officeooo:paragraph-rsid="010154c4"/>
    </style:style>
    <style:style style:name="P122" style:family="paragraph" style:parent-style-name="Standard">
      <style:paragraph-properties fo:margin-left="0cm" fo:margin-right="0cm" fo:orphans="0" fo:widows="0" fo:text-indent="0cm" style:auto-text-indent="false"/>
      <style:text-properties officeooo:rsid="010154c4" officeooo:paragraph-rsid="01625e8a"/>
    </style:style>
    <style:style style:name="P123" style:family="paragraph" style:parent-style-name="Standard">
      <style:paragraph-properties fo:margin-left="0cm" fo:margin-right="0cm" fo:orphans="0" fo:widows="0" fo:text-indent="0cm" style:auto-text-indent="false"/>
      <style:text-properties officeooo:rsid="014d23b6" officeooo:paragraph-rsid="014d23b6"/>
    </style:style>
    <style:style style:name="P124" style:family="paragraph" style:parent-style-name="Standard">
      <style:paragraph-properties fo:margin-left="0cm" fo:margin-right="0cm" fo:orphans="0" fo:widows="0" fo:text-indent="0cm" style:auto-text-indent="false"/>
      <style:text-properties officeooo:rsid="015b6d4a" officeooo:paragraph-rsid="015b6d4a"/>
    </style:style>
    <style:style style:name="P125" style:family="paragraph" style:parent-style-name="Standard">
      <style:paragraph-properties fo:margin-left="0cm" fo:margin-right="0cm" fo:orphans="0" fo:widows="0" fo:text-indent="0cm" style:auto-text-indent="false"/>
      <style:text-properties officeooo:rsid="01028247" officeooo:paragraph-rsid="015b6d4a"/>
    </style:style>
    <style:style style:name="P126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  <style:text-properties officeooo:rsid="01673461" officeooo:paragraph-rsid="01673461"/>
    </style:style>
    <style:style style:name="P127" style:family="paragraph" style:parent-style-name="Standard">
      <style:paragraph-properties fo:margin-left="0cm" fo:margin-right="0cm" fo:orphans="0" fo:widows="0" fo:text-indent="0cm" style:auto-text-indent="false"/>
      <style:text-properties officeooo:rsid="01625e8a" officeooo:paragraph-rsid="010154c4"/>
    </style:style>
    <style:style style:name="P128" style:family="paragraph" style:parent-style-name="Standard">
      <style:paragraph-properties fo:margin-left="0cm" fo:margin-right="0cm" fo:text-indent="0cm" style:auto-text-indent="false"/>
      <style:text-properties officeooo:paragraph-rsid="0173496d"/>
    </style:style>
    <style:style style:name="P129" style:family="paragraph" style:parent-style-name="Standard">
      <style:paragraph-properties fo:margin-left="0cm" fo:margin-right="0cm" fo:text-indent="0cm" style:auto-text-indent="false"/>
      <style:text-properties officeooo:paragraph-rsid="016fa0b5"/>
    </style:style>
    <style:style style:name="P130" style:family="paragraph" style:parent-style-name="Standard">
      <style:paragraph-properties fo:margin-left="0cm" fo:margin-right="0cm" fo:text-indent="0cm" style:auto-text-indent="false"/>
      <style:text-properties officeooo:paragraph-rsid="01796690"/>
    </style:style>
    <style:style style:name="P131" style:family="paragraph" style:parent-style-name="Logo" style:master-page-name="First_20_Page">
      <style:paragraph-properties style:page-number="auto">
        <style:tab-stops>
          <style:tab-stop style:position="0.318cm"/>
          <style:tab-stop style:position="15.558cm" style:type="right"/>
        </style:tab-stops>
      </style:paragraph-properties>
    </style:style>
    <style:style style:name="P132" style:family="paragraph" style:parent-style-name="Heading_20_1">
      <style:paragraph-properties fo:margin-left="0.63cm" fo:margin-right="0cm" fo:text-indent="-0.63cm" style:auto-text-indent="false" fo:break-before="page"/>
    </style:style>
    <style:style style:name="P133" style:family="paragraph" style:parent-style-name="Heading_20_1">
      <style:paragraph-properties fo:margin-left="0.63cm" fo:margin-right="0cm" fo:text-indent="-0.63cm" style:auto-text-indent="false" fo:break-before="page"/>
      <style:text-properties officeooo:paragraph-rsid="0091e480"/>
    </style:style>
    <style:style style:name="P134" style:family="paragraph" style:parent-style-name="Heading_20_1">
      <style:paragraph-properties fo:margin-left="0cm" fo:margin-right="0cm" fo:text-indent="0cm" style:auto-text-indent="false" fo:break-before="page"/>
      <style:text-properties officeooo:paragraph-rsid="0091e480"/>
    </style:style>
    <style:style style:name="P135" style:family="paragraph" style:parent-style-name="Heading_20_1">
      <style:paragraph-properties fo:margin-left="0cm" fo:margin-right="0cm" fo:text-indent="0cm" style:auto-text-indent="false"/>
    </style:style>
    <style:style style:name="P136" style:family="paragraph" style:parent-style-name="Heading_20_1">
      <style:paragraph-properties fo:margin-left="0.63cm" fo:margin-right="0cm" fo:text-indent="-0.63cm" style:auto-text-indent="false" fo:break-before="page"/>
      <style:text-properties officeooo:rsid="0145c52c" officeooo:paragraph-rsid="0145c52c"/>
    </style:style>
    <style:style style:name="P137" style:family="paragraph" style:parent-style-name="Heading_20_1">
      <style:paragraph-properties fo:margin-left="0.63cm" fo:margin-right="0cm" fo:text-indent="-0.63cm" style:auto-text-indent="false" fo:break-before="page"/>
      <style:text-properties officeooo:rsid="01442f44" officeooo:paragraph-rsid="01442f44"/>
    </style:style>
    <style:style style:name="P138" style:family="paragraph" style:parent-style-name="Heading_20_1">
      <style:paragraph-properties fo:margin-left="0cm" fo:margin-right="0cm" fo:text-indent="0cm" style:auto-text-indent="false" fo:break-before="page"/>
      <style:text-properties officeooo:paragraph-rsid="0171a38f"/>
    </style:style>
    <style:style style:name="P139" style:family="paragraph" style:parent-style-name="Heading_20_2" style:list-style-name="">
      <style:paragraph-properties fo:margin-left="0.635cm" fo:margin-right="0cm" fo:text-indent="0cm" style:auto-text-indent="false"/>
    </style:style>
    <style:style style:name="P140" style:family="paragraph" style:parent-style-name="Heading_20_2" style:list-style-name="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1" style:font-size-complex="12pt" style:font-style-complex="normal" style:font-weight-complex="normal"/>
    </style:style>
    <style:style style:name="P141" style:family="paragraph" style:parent-style-name="Heading_20_2">
      <style:paragraph-properties fo:margin-left="0cm" fo:margin-right="0cm" fo:text-indent="0cm" style:auto-text-indent="false" fo:break-before="page">
        <style:tab-stops>
          <style:tab-stop style:position="1.588cm"/>
        </style:tab-stops>
      </style:paragraph-properties>
    </style:style>
    <style:style style:name="P142" style:family="paragraph" style:parent-style-name="Heading_20_2" style:master-page-name="">
      <loext:graphic-properties draw:fill="none"/>
      <style:paragraph-properties fo:margin-left="0.801cm" fo:margin-right="0cm" fo:margin-top="0.423cm" fo:margin-bottom="0cm" style:contextual-spacing="false" fo:text-align="start" style:justify-single-word="false" fo:orphans="2" fo:widows="2" fo:text-indent="-0.801cm" style:auto-text-indent="false" style:page-number="auto" fo:break-before="page" fo:background-color="transparent" fo:keep-with-next="always" style:writing-mode="lr-tb"/>
    </style:style>
    <style:style style:name="P143" style:family="paragraph" style:parent-style-name="Heading_20_3">
      <style:paragraph-properties fo:margin-left="0cm" fo:margin-right="0cm" fo:text-indent="0cm" style:auto-text-indent="false"/>
      <style:text-properties officeooo:rsid="0158660c" officeooo:paragraph-rsid="0158660c"/>
    </style:style>
    <style:style style:name="P144" style:family="paragraph" style:parent-style-name="Heading_20_3">
      <style:paragraph-properties fo:margin-left="0cm" fo:margin-right="0cm" fo:text-indent="0cm" style:auto-text-indent="false"/>
    </style:style>
    <style:style style:name="P145" style:family="paragraph" style:parent-style-name="Heading_20_3">
      <style:paragraph-properties fo:margin-left="0cm" fo:margin-right="0cm" fo:text-indent="0cm" style:auto-text-indent="false"/>
      <style:text-properties officeooo:paragraph-rsid="01643191"/>
    </style:style>
    <style:style style:name="P146" style:family="paragraph" style:parent-style-name="Heading_20_3">
      <style:paragraph-properties fo:margin-left="0cm" fo:margin-right="0cm" fo:text-indent="0cm" style:auto-text-indent="false" fo:break-before="page"/>
      <style:text-properties officeooo:rsid="011957d7" officeooo:paragraph-rsid="011957d7"/>
    </style:style>
    <style:style style:name="P147" style:family="paragraph" style:parent-style-name="Heading_20_3">
      <style:paragraph-properties fo:margin-left="0cm" fo:margin-right="0cm" fo:text-indent="0cm" style:auto-text-indent="false" fo:break-before="page"/>
      <style:text-properties officeooo:paragraph-rsid="012300ce"/>
    </style:style>
    <style:style style:name="P148" style:family="paragraph" style:parent-style-name="Heading_20_3">
      <style:paragraph-properties fo:margin-left="0cm" fo:margin-right="0cm" fo:text-indent="0cm" style:auto-text-indent="false"/>
      <style:text-properties officeooo:paragraph-rsid="0173496d"/>
    </style:style>
    <style:style style:name="P149" style:family="paragraph" style:parent-style-name="Heading_20_3">
      <style:paragraph-properties fo:margin-left="0cm" fo:margin-right="0cm" fo:text-indent="0cm" style:auto-text-indent="false"/>
      <style:text-properties officeooo:paragraph-rsid="017fd20f"/>
    </style:style>
    <style:style style:name="P150" style:family="paragraph" style:parent-style-name="Heading_20_3">
      <style:paragraph-properties fo:margin-left="0cm" fo:margin-right="0cm" fo:text-indent="0cm" style:auto-text-indent="false"/>
      <style:text-properties officeooo:paragraph-rsid="0182d961"/>
    </style:style>
    <style:style style:name="P151" style:family="paragraph" style:parent-style-name="Heading_20_3">
      <style:paragraph-properties fo:margin-left="0cm" fo:margin-right="0cm" fo:text-indent="0cm" style:auto-text-indent="false"/>
      <style:text-properties officeooo:paragraph-rsid="0185c503"/>
    </style:style>
    <style:style style:name="P152" style:family="paragraph" style:parent-style-name="Heading_20_3">
      <style:paragraph-properties fo:margin-left="0cm" fo:margin-right="0cm" fo:text-indent="0cm" style:auto-text-indent="false"/>
      <style:text-properties officeooo:rsid="0177885c" officeooo:paragraph-rsid="0177885c"/>
    </style:style>
    <style:style style:name="P153" style:family="paragraph" style:parent-style-name="Heading_20_3">
      <style:paragraph-properties fo:margin-left="0cm" fo:margin-right="0cm" fo:text-indent="0cm" style:auto-text-indent="false"/>
      <style:text-properties officeooo:rsid="01796690" officeooo:paragraph-rsid="01796690"/>
    </style:style>
    <style:style style:name="P154" style:family="paragraph" style:parent-style-name="Standard" style:list-style-name="L1">
      <style:text-properties officeooo:rsid="012f6e4a" officeooo:paragraph-rsid="0158660c"/>
    </style:style>
    <style:style style:name="P155" style:family="paragraph" style:parent-style-name="Standard" style:list-style-name="L1">
      <style:text-properties officeooo:rsid="0158660c" officeooo:paragraph-rsid="0158660c"/>
    </style:style>
    <style:style style:name="P156" style:family="paragraph" style:parent-style-name="Standard" style:list-style-name="L2">
      <style:text-properties officeooo:rsid="0118db41" officeooo:paragraph-rsid="0118db41"/>
    </style:style>
    <style:style style:name="P157" style:family="paragraph" style:parent-style-name="Standard" style:list-style-name="L2">
      <style:text-properties officeooo:rsid="0118db41" officeooo:paragraph-rsid="01643191"/>
    </style:style>
    <style:style style:name="P158" style:family="paragraph" style:parent-style-name="Standard" style:list-style-name="L3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1b6110"/>
    </style:style>
    <style:style style:name="P159" style:family="paragraph" style:parent-style-name="Standard" style:list-style-name="WWNum4">
      <style:paragraph-properties fo:margin-left="2.223cm" fo:margin-right="0cm" fo:text-indent="0cm" style:auto-text-indent="false">
        <style:tab-stops>
          <style:tab-stop style:position="6.033cm"/>
        </style:tab-stops>
      </style:paragraph-properties>
      <style:text-properties officeooo:paragraph-rsid="011b6110"/>
    </style:style>
    <style:style style:name="P160" style:family="paragraph" style:parent-style-name="Standard" style:list-style-name="L4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2645df"/>
    </style:style>
    <style:style style:name="P161" style:family="paragraph" style:parent-style-name="Standard" style:list-style-name="L4">
      <style:text-properties officeooo:rsid="012645df" officeooo:paragraph-rsid="012645df"/>
    </style:style>
    <style:style style:name="P162" style:family="paragraph">
      <style:paragraph-properties fo:text-align="center"/>
    </style:style>
    <style:style style:name="P163" style:family="paragraph">
      <loext:graphic-properties draw:fill="none" draw:fill-color="#ffffff"/>
      <style:paragraph-properties fo:text-align="center" style:writing-mode="lr-tb"/>
    </style:style>
    <style:style style:name="P164" style:family="paragraph">
      <loext:graphic-properties draw:fill-color="#ffffff"/>
      <style:paragraph-properties fo:text-align="center"/>
    </style:style>
    <style:style style:name="P165" style:family="paragraph">
      <loext:graphic-properties draw:fill="solid" draw:fill-color="#ffffff"/>
      <style:paragraph-properties fo:text-align="center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fo:language="en" fo:country="US"/>
    </style:style>
    <style:style style:name="T3" style:family="text">
      <style:text-properties fo:font-variant="normal" fo:text-transform="non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style:font-name="Calibri" fo:font-size="11pt" fo:font-weight="normal" style:font-size-asian="11pt" style:font-weight-asian="normal" style:font-weight-complex="normal"/>
    </style:style>
    <style:style style:name="T5" style:family="text">
      <style:text-properties fo:font-variant="normal" fo:text-transform="none" style:font-name="Calibri" fo:font-size="11pt" style:font-size-asian="11pt"/>
    </style:style>
    <style:style style:name="T6" style:family="text">
      <style:text-properties text:display="tru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119d3ed"/>
    </style:style>
    <style:style style:name="T9" style:family="text">
      <style:text-properties style:text-underline-style="solid" style:text-underline-width="auto" style:text-underline-color="font-color" officeooo:rsid="011957d7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e3d128" style:font-weight-asian="bold" style:font-weight-complex="bold"/>
    </style:style>
    <style:style style:name="T13" style:family="text">
      <style:text-properties fo:font-weight="bold" officeooo:rsid="00e38f59" style:font-weight-asian="bold" style:font-weight-complex="bold"/>
    </style:style>
    <style:style style:name="T14" style:family="text">
      <style:text-properties fo:font-weight="bold" officeooo:rsid="00523e8c" style:font-weight-asian="bold"/>
    </style:style>
    <style:style style:name="T15" style:family="text">
      <style:text-properties officeooo:rsid="00109184"/>
    </style:style>
    <style:style style:name="T16" style:family="text">
      <style:text-properties officeooo:rsid="0011b4f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1a51e2" style:font-weight-asian="normal" style:font-weight-complex="normal"/>
    </style:style>
    <style:style style:name="T19" style:family="text">
      <style:text-properties fo:font-weight="normal" officeooo:rsid="011d3521" style:font-weight-asian="normal" style:font-weight-complex="normal"/>
    </style:style>
    <style:style style:name="T20" style:family="text">
      <style:text-properties fo:font-weight="normal" officeooo:rsid="012f6e4a" style:font-weight-asian="normal" style:font-weight-complex="normal"/>
    </style:style>
    <style:style style:name="T21" style:family="text">
      <style:text-properties fo:font-weight="normal" officeooo:rsid="0158660c" style:font-weight-asian="normal" style:font-weight-complex="normal"/>
    </style:style>
    <style:style style:name="T22" style:family="text">
      <style:text-properties fo:font-weight="normal" officeooo:rsid="01673461" style:font-weight-asian="normal" style:font-weight-complex="normal"/>
    </style:style>
    <style:style style:name="T23" style:family="text">
      <style:text-properties officeooo:rsid="0091e480"/>
    </style:style>
    <style:style style:name="T24" style:family="text">
      <style:text-properties officeooo:rsid="00c1639c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officeooo:rsid="00c73e20"/>
    </style:style>
    <style:style style:name="T27" style:family="text">
      <style:text-properties officeooo:rsid="00d6358e"/>
    </style:style>
    <style:style style:name="T28" style:family="text">
      <style:text-properties officeooo:rsid="00d70b52"/>
    </style:style>
    <style:style style:name="T29" style:family="text">
      <style:text-properties fo:letter-spacing="-0.004cm"/>
    </style:style>
    <style:style style:name="T30" style:family="text">
      <style:text-properties officeooo:rsid="0012f0b7"/>
    </style:style>
    <style:style style:name="T31" style:family="text">
      <style:text-properties style:text-outline="false" fo:font-weight="bold" style:font-weight-asian="bold"/>
    </style:style>
    <style:style style:name="T32" style:family="text">
      <style:text-properties officeooo:rsid="00db40c1"/>
    </style:style>
    <style:style style:name="T33" style:family="text">
      <style:text-properties officeooo:rsid="00dd8b78"/>
    </style:style>
    <style:style style:name="T34" style:family="text">
      <style:text-properties officeooo:rsid="00e0925f"/>
    </style:style>
    <style:style style:name="T35" style:family="text">
      <style:text-properties officeooo:rsid="00e38f59"/>
    </style:style>
    <style:style style:name="T36" style:family="text">
      <style:text-properties officeooo:rsid="00e930f6"/>
    </style:style>
    <style:style style:name="T37" style:family="text">
      <style:text-properties officeooo:rsid="00e96eb7"/>
    </style:style>
    <style:style style:name="T38" style:family="text">
      <style:text-properties officeooo:rsid="00f09c7e"/>
    </style:style>
    <style:style style:name="T39" style:family="text">
      <style:text-properties officeooo:rsid="00f35c96"/>
    </style:style>
    <style:style style:name="T40" style:family="text">
      <style:text-properties officeooo:rsid="00f39bf8"/>
    </style:style>
    <style:style style:name="T41" style:family="text">
      <style:text-properties officeooo:rsid="00f76b6e"/>
    </style:style>
    <style:style style:name="T42" style:family="text">
      <style:text-properties officeooo:rsid="00fc7101"/>
    </style:style>
    <style:style style:name="T43" style:family="text">
      <style:text-properties officeooo:rsid="00fcce14"/>
    </style:style>
    <style:style style:name="T44" style:family="text">
      <style:text-properties officeooo:rsid="00fdc139"/>
    </style:style>
    <style:style style:name="T45" style:family="text">
      <style:text-properties officeooo:rsid="00ff72d0"/>
    </style:style>
    <style:style style:name="T46" style:family="text">
      <style:text-properties officeooo:rsid="010154c4"/>
    </style:style>
    <style:style style:name="T47" style:family="text">
      <style:text-properties officeooo:rsid="01074e9c"/>
    </style:style>
    <style:style style:name="T48" style:family="text">
      <style:text-properties officeooo:rsid="010a3c56"/>
    </style:style>
    <style:style style:name="T49" style:family="text">
      <style:text-properties officeooo:rsid="010d61ae"/>
    </style:style>
    <style:style style:name="T50" style:family="text">
      <style:text-properties officeooo:rsid="01175ddb"/>
    </style:style>
    <style:style style:name="T51" style:family="text">
      <style:text-properties officeooo:rsid="0118db41"/>
    </style:style>
    <style:style style:name="T52" style:family="text">
      <style:text-properties officeooo:rsid="0118f950"/>
    </style:style>
    <style:style style:name="T53" style:family="text">
      <style:text-properties officeooo:rsid="00523e8c"/>
    </style:style>
    <style:style style:name="T54" style:family="text">
      <style:text-properties officeooo:rsid="0119d3ed"/>
    </style:style>
    <style:style style:name="T55" style:family="text">
      <style:text-properties officeooo:rsid="011b6110"/>
    </style:style>
    <style:style style:name="T56" style:family="text">
      <style:text-properties officeooo:rsid="011c1a80"/>
    </style:style>
    <style:style style:name="T57" style:family="text">
      <style:text-properties officeooo:rsid="011d3521"/>
    </style:style>
    <style:style style:name="T58" style:family="text">
      <style:text-properties officeooo:rsid="01202ea6"/>
    </style:style>
    <style:style style:name="T59" style:family="text">
      <style:text-properties officeooo:rsid="0121d056"/>
    </style:style>
    <style:style style:name="T60" style:family="text">
      <style:text-properties officeooo:rsid="012300ce"/>
    </style:style>
    <style:style style:name="T61" style:family="text">
      <style:text-properties officeooo:rsid="01242dc2"/>
    </style:style>
    <style:style style:name="T62" style:family="text">
      <style:text-properties officeooo:rsid="012645df"/>
    </style:style>
    <style:style style:name="T63" style:family="text">
      <style:text-properties officeooo:rsid="01281115"/>
    </style:style>
    <style:style style:name="T64" style:family="text">
      <style:text-properties officeooo:rsid="0129a292"/>
    </style:style>
    <style:style style:name="T65" style:family="text">
      <style:text-properties officeooo:rsid="012bc095"/>
    </style:style>
    <style:style style:name="T66" style:family="text">
      <style:text-properties officeooo:rsid="012d8c39"/>
    </style:style>
    <style:style style:name="T67" style:family="text">
      <style:text-properties officeooo:rsid="012f6e4a"/>
    </style:style>
    <style:style style:name="T68" style:family="text">
      <style:text-properties style:font-weight-complex="normal"/>
    </style:style>
    <style:style style:name="T69" style:family="text">
      <style:text-properties officeooo:rsid="012f6e4a" style:font-weight-complex="normal"/>
    </style:style>
    <style:style style:name="T70" style:family="text">
      <style:text-properties officeooo:rsid="0145c52c"/>
    </style:style>
    <style:style style:name="T71" style:family="text">
      <style:text-properties officeooo:rsid="0146ce59"/>
    </style:style>
    <style:style style:name="T72" style:family="text">
      <style:text-properties officeooo:rsid="014734bf"/>
    </style:style>
    <style:style style:name="T73" style:family="text">
      <style:text-properties officeooo:rsid="0149437e"/>
    </style:style>
    <style:style style:name="T74" style:family="text">
      <style:text-properties officeooo:rsid="014d23b6"/>
    </style:style>
    <style:style style:name="T75" style:family="text">
      <style:text-properties officeooo:rsid="014e4d66"/>
    </style:style>
    <style:style style:name="T76" style:family="text">
      <style:text-properties officeooo:rsid="014ed649"/>
    </style:style>
    <style:style style:name="T77" style:family="text">
      <style:text-properties officeooo:rsid="01536b38"/>
    </style:style>
    <style:style style:name="T78" style:family="text">
      <style:text-properties officeooo:rsid="01551c43"/>
    </style:style>
    <style:style style:name="T79" style:family="text">
      <style:text-properties officeooo:rsid="011568d4"/>
    </style:style>
    <style:style style:name="T80" style:family="text">
      <style:text-properties officeooo:rsid="0158660c"/>
    </style:style>
    <style:style style:name="T81" style:family="text">
      <style:text-properties officeooo:rsid="015a3212"/>
    </style:style>
    <style:style style:name="T82" style:family="text">
      <style:text-properties officeooo:rsid="015aee7b"/>
    </style:style>
    <style:style style:name="T83" style:family="text">
      <style:text-properties officeooo:rsid="015db9a6"/>
    </style:style>
    <style:style style:name="T84" style:family="text">
      <style:text-properties officeooo:rsid="01608d46"/>
    </style:style>
    <style:style style:name="T85" style:family="text">
      <style:text-properties officeooo:rsid="01625e8a"/>
    </style:style>
    <style:style style:name="T86" style:family="text">
      <style:text-properties officeooo:rsid="01643191"/>
    </style:style>
    <style:style style:name="T87" style:family="text">
      <style:text-properties officeooo:rsid="01673461"/>
    </style:style>
    <style:style style:name="T88" style:family="text">
      <style:text-properties officeooo:rsid="01699ac0"/>
    </style:style>
    <style:style style:name="T89" style:family="text">
      <style:text-properties officeooo:rsid="016a8158"/>
    </style:style>
    <style:style style:name="T90" style:family="text">
      <style:text-properties style:font-name="sans-serif" fo:font-size="15pt"/>
    </style:style>
    <style:style style:name="T91" style:family="text">
      <style:text-properties officeooo:rsid="0171a38f"/>
    </style:style>
    <style:style style:name="T92" style:family="text">
      <style:text-properties officeooo:rsid="0173496d"/>
    </style:style>
    <style:style style:name="T93" style:family="text">
      <style:text-properties officeooo:rsid="0177885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01846aa5" style:font-style-asian="italic" style:font-style-complex="italic"/>
    </style:style>
    <style:style style:name="T96" style:family="text">
      <style:text-properties fo:font-style="italic" officeooo:rsid="01866165" style:font-style-asian="italic" style:font-style-complex="italic"/>
    </style:style>
    <style:style style:name="T97" style:family="text">
      <style:text-properties officeooo:rsid="017b42dd"/>
    </style:style>
    <style:style style:name="T98" style:family="text">
      <style:text-properties officeooo:rsid="017fd20f"/>
    </style:style>
    <style:style style:name="T99" style:family="text">
      <style:text-properties officeooo:rsid="017fdb94"/>
    </style:style>
    <style:style style:name="T100" style:family="text">
      <style:text-properties officeooo:rsid="0182d961"/>
    </style:style>
    <style:style style:name="T101" style:family="text">
      <style:text-properties officeooo:rsid="01846aa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337cm" fo:min-width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3.131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265cm" fo:min-width="1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2.231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302cm" fo:min-width="1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356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773cm" fo:min-width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2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2.529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3.773cm" fo:min-width="3.2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cm" svg:stroke-color="#969696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<text:span text:style-name="T15">Piotr Heinzelman</text:span><text:tab/>Warszawa, <text:span text:style-name="T15">1</text:span><text:span text:style-name="T24">6</text:span>.<text:span text:style-name="T15">1</text:span>2.20<text:span text:style-name="T15">2</text:span><text:span text:style-name="T24">2</text:span></text:p>
      <text:h text:style-name="P109" text:outline-level="1"><text:line-break/>Katalog produktów<text:line-break/><text:span text:style-name="T25">(System Wydawniczy)</text:span></text:h>
      <text:p text:style-name="P53">specyfikacja wymagań</text:p>
      <text:p text:style-name="P8"><text:tab/>opisany w tym dokumencie system<text:tab/>opisany w tym dokumencie system</text:p>
      <text:p text:style-name="P9"><text:tab/>spełnia oczekiwania zamawiającego<text:tab/>spełnia oczekiwania sponsora projektu</text:p>
      <text:p text:style-name="P10"/>
      <text:p text:style-name="P10"><text:tab/>.......................................................<text:tab/>.......................................................<text:line-break/><text:tab/>xxxx xxxxxx<text:tab/>xxxxx xxxxxx<text:line-break/><text:tab/>Zamawiający<text:tab/><text:span text:style-name="T24">Sponsor </text:span></text:p>
      <text:p text:style-name="P11"><text:tab/></text:p>
      <text:p text:style-name="P12"><text:tab/>dokument jest formalnie poprawny</text:p>
      <text:p text:style-name="P13"/>
      <text:p text:style-name="P13"><text:tab/>.......................................................<text:line-break/><text:tab/>Kierownik projektu</text:p>
      <text:p text:style-name="P7">spis treści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</text:index-source-styles>
        </text:table-of-content-source>
        <text:index-body>
          <text:p text:style-name="P3"><text:a xlink:type="simple" xlink:href="#_Toc162334921" text:style-name="Index_20_Link" text:visited-style-name="Index_20_Link">1.</text:a><text:a xlink:type="simple" xlink:href="#_Toc162334921" text:style-name="Index_20_Link" text:visited-style-name="Index_20_Link"><text:span text:style-name="T3"><text:tab/></text:span></text:a><text:a xlink:type="simple" xlink:href="#_Toc162334921" text:style-name="Index_20_Link" text:visited-style-name="Index_20_Link">Słownik i konwencje nazewnicze</text:a><text:a xlink:type="simple" xlink:href="#_Toc162334921" text:style-name="Index_20_Link" text:visited-style-name="Index_20_Link"><text:span text:style-name="T6"><text:tab/>3</text:span></text:a></text:p>
          <text:p text:style-name="P3"><text:a xlink:type="simple" xlink:href="#_Toc162334922" text:style-name="Index_20_Link" text:visited-style-name="Index_20_Link">2.</text:a><text:a xlink:type="simple" xlink:href="#_Toc162334922" text:style-name="Index_20_Link" text:visited-style-name="Index_20_Link"><text:span text:style-name="T3"><text:tab/></text:span></text:a><text:a xlink:type="simple" xlink:href="#_Toc162334922" text:style-name="Index_20_Link" text:visited-style-name="Index_20_Link">Cel i kontekst</text:a><text:a xlink:type="simple" xlink:href="#_Toc162334922" text:style-name="Index_20_Link" text:visited-style-name="Index_20_Link"><text:span text:style-name="T6"><text:tab/>4</text:span></text:a></text:p>
          <text:p text:style-name="P3"><text:a xlink:type="simple" xlink:href="#_Toc162334923" text:style-name="Index_20_Link" text:visited-style-name="Index_20_Link">3.</text:a><text:a xlink:type="simple" xlink:href="#_Toc162334923" text:style-name="Index_20_Link" text:visited-style-name="Index_20_Link"><text:span text:style-name="T3"><text:tab/></text:span></text:a><text:a xlink:type="simple" xlink:href="#_Toc162334923" text:style-name="Index_20_Link" text:visited-style-name="Index_20_Link">Zakres projektu</text:a><text:a xlink:type="simple" xlink:href="#_Toc162334923" text:style-name="Index_20_Link" text:visited-style-name="Index_20_Link"><text:span text:style-name="T6"><text:tab/>5</text:span></text:a></text:p>
          <text:p text:style-name="P3"><text:a xlink:type="simple" xlink:href="#_Toc162334924" text:style-name="Index_20_Link" text:visited-style-name="Index_20_Link">4.</text:a><text:a xlink:type="simple" xlink:href="#_Toc162334924" text:style-name="Index_20_Link" text:visited-style-name="Index_20_Link"><text:span text:style-name="T3"><text:tab/></text:span></text:a><text:a xlink:type="simple" xlink:href="#_Toc162334924" text:style-name="Index_20_Link" text:visited-style-name="Index_20_Link">Schemat systemu</text:a><text:a xlink:type="simple" xlink:href="#_Toc162334924" text:style-name="Index_20_Link" text:visited-style-name="Index_20_Link"><text:span text:style-name="T6"><text:tab/>6</text:span></text:a></text:p>
          <text:p text:style-name="P3"><text:a xlink:type="simple" xlink:href="#_Toc162334925" text:style-name="Index_20_Link" text:visited-style-name="Index_20_Link">5.</text:a><text:a xlink:type="simple" xlink:href="#_Toc162334925" text:style-name="Index_20_Link" text:visited-style-name="Index_20_Link"><text:span text:style-name="T3"><text:tab/></text:span></text:a><text:a xlink:type="simple" xlink:href="#_Toc162334925" text:style-name="Index_20_Link" text:visited-style-name="Index_20_Link">Wymagania funkcjonalne</text:a><text:a xlink:type="simple" xlink:href="#_Toc162334925" text:style-name="Index_20_Link" text:visited-style-name="Index_20_Link"><text:span text:style-name="T6"><text:tab/>7</text:span></text:a></text:p>
          <text:p text:style-name="P4"><text:a xlink:type="simple" xlink:href="#_Toc162334926" text:style-name="Index_20_Link" text:visited-style-name="Index_20_Link">5.1.</text:a><text:a xlink:type="simple" xlink:href="#_Toc162334926" text:style-name="Index_20_Link" text:visited-style-name="Index_20_Link"><text:span text:style-name="T4"><text:tab/></text:span></text:a><text:a xlink:type="simple" xlink:href="#_Toc162334926" text:style-name="Index_20_Link" text:visited-style-name="Index_20_Link">Uczestnicy</text:a><text:a xlink:type="simple" xlink:href="#_Toc162334926" text:style-name="Index_20_Link" text:visited-style-name="Index_20_Link"><text:span text:style-name="T6"><text:tab/>7</text:span></text:a></text:p>
          <text:p text:style-name="P4"><text:a xlink:type="simple" xlink:href="#_Toc162334927" text:style-name="Index_20_Link" text:visited-style-name="Index_20_Link">5.2.</text:a><text:a xlink:type="simple" xlink:href="#_Toc162334927" text:style-name="Index_20_Link" text:visited-style-name="Index_20_Link"><text:span text:style-name="T4"><text:tab/></text:span></text:a><text:a xlink:type="simple" xlink:href="#_Toc162334927" text:style-name="Index_20_Link" text:visited-style-name="Index_20_Link">Lista aktor-cel, szkice przypadków użycia</text:a><text:a xlink:type="simple" xlink:href="#_Toc162334927" text:style-name="Index_20_Link" text:visited-style-name="Index_20_Link"><text:span text:style-name="T6"><text:tab/>8</text:span></text:a></text:p>
          <text:p text:style-name="P4"><text:a xlink:type="simple" xlink:href="#_Toc162334928" text:style-name="Index_20_Link" text:visited-style-name="Index_20_Link">5.3.</text:a><text:a xlink:type="simple" xlink:href="#_Toc162334928" text:style-name="Index_20_Link" text:visited-style-name="Index_20_Link"><text:span text:style-name="T4"><text:tab/></text:span></text:a><text:a xlink:type="simple" xlink:href="#_Toc162334928" text:style-name="Index_20_Link" text:visited-style-name="Index_20_Link">Lista celów poza zakresem</text:a><text:a xlink:type="simple" xlink:href="#_Toc162334928" text:style-name="Index_20_Link" text:visited-style-name="Index_20_Link"><text:span text:style-name="T6"><text:tab/>9</text:span></text:a></text:p>
          <text:p text:style-name="P4"><text:a xlink:type="simple" xlink:href="#_Toc162334929" text:style-name="Index_20_Link" text:visited-style-name="Index_20_Link">5.4.</text:a><text:a xlink:type="simple" xlink:href="#_Toc162334929" text:style-name="Index_20_Link" text:visited-style-name="Index_20_Link"><text:span text:style-name="T4"><text:tab/></text:span></text:a><text:a xlink:type="simple" xlink:href="#_Toc162334929" text:style-name="Index_20_Link" text:visited-style-name="Index_20_Link">Przypadki użycia</text:a><text:a xlink:type="simple" xlink:href="#_Toc162334929" text:style-name="Index_20_Link" text:visited-style-name="Index_20_Link"><text:span text:style-name="T6"><text:tab/>10</text:span></text:a></text:p>
          <text:p text:style-name="P5"><text:a xlink:type="simple" xlink:href="#_Toc162334930" text:style-name="Index_20_Link" text:visited-style-name="Index_20_Link">5.4.1.</text:a><text:a xlink:type="simple" xlink:href="#_Toc162334930" text:style-name="Index_20_Link" text:visited-style-name="Index_20_Link"><text:span text:style-name="T5"><text:tab/></text:span></text:a><text:a xlink:type="simple" xlink:href="#_Toc162334930" text:style-name="Index_20_Link" text:visited-style-name="Index_20_Link">Konwencje typograficzne i opis szablonu</text:a><text:a xlink:type="simple" xlink:href="#_Toc162334930" text:style-name="Index_20_Link" text:visited-style-name="Index_20_Link"><text:span text:style-name="T6"><text:tab/>10</text:span></text:a></text:p>
          <text:p text:style-name="P5"><text:a xlink:type="simple" xlink:href="#_Toc162334931" text:style-name="Index_20_Link" text:visited-style-name="Index_20_Link">5.4.2.</text:a><text:a xlink:type="simple" xlink:href="#_Toc162334931" text:style-name="Index_20_Link" text:visited-style-name="Index_20_Link"><text:span text:style-name="T5"><text:tab/></text:span></text:a><text:a xlink:type="simple" xlink:href="#_Toc162334931" text:style-name="Index_20_Link" text:visited-style-name="Index_20_Link">Nazwa przypadku użycia</text:a><text:a xlink:type="simple" xlink:href="#_Toc162334931" text:style-name="Index_20_Link" text:visited-style-name="Index_20_Link"><text:span text:style-name="T6"><text:tab/>11</text:span></text:a></text:p>
          <text:p text:style-name="P5"><text:a xlink:type="simple" xlink:href="#_Toc162334932" text:style-name="Index_20_Link" text:visited-style-name="Index_20_Link">5.4.3.</text:a><text:a xlink:type="simple" xlink:href="#_Toc162334932" text:style-name="Index_20_Link" text:visited-style-name="Index_20_Link"><text:span text:style-name="T5"><text:tab/></text:span></text:a><text:a xlink:type="simple" xlink:href="#_Toc162334932" text:style-name="Index_20_Link" text:visited-style-name="Index_20_Link">Wymagania wobec danych</text:a><text:a xlink:type="simple" xlink:href="#_Toc162334932" text:style-name="Index_20_Link" text:visited-style-name="Index_20_Link"><text:span text:style-name="T6"><text:tab/>12</text:span></text:a></text:p>
          <text:p text:style-name="P3"><text:a xlink:type="simple" xlink:href="#_Toc162334933" text:style-name="Index_20_Link" text:visited-style-name="Index_20_Link">6.</text:a><text:a xlink:type="simple" xlink:href="#_Toc162334933" text:style-name="Index_20_Link" text:visited-style-name="Index_20_Link"><text:span text:style-name="T3"><text:tab/></text:span></text:a><text:a xlink:type="simple" xlink:href="#_Toc162334933" text:style-name="Index_20_Link" text:visited-style-name="Index_20_Link">Wymagania niefunkcjonalne</text:a><text:a xlink:type="simple" xlink:href="#_Toc162334933" text:style-name="Index_20_Link" text:visited-style-name="Index_20_Link"><text:span text:style-name="T6"><text:tab/>13</text:span></text:a></text:p>
        </text:index-body>
      </text:table-of-content>
      <text:p text:style-name="P14"/>
      <text:h text:style-name="P132" text:outline-level="1"><text:s/><text:bookmark-start text:name="_Toc162334921"/>Słownik i konwencje nazewnicze<text:bookmark-end text:name="_Toc162334921"/></text:h>
      <text:p text:style-name="Standard">W obawie przed nieporozumieniami nie stosujemy w dokumencie synonimów. Poniżej definiujemy terminy których intuicyjne znaczenie wydaje nam się nieścisłe.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termin</text:p>
          </table:table-cell>
          <table:table-cell table:style-name="Table1.B1" office:value-type="string">
            <text:p text:style-name="P15">synonimy</text:p>
          </table:table-cell>
          <table:table-cell table:style-name="Table1.C1" office:value-type="string">
            <text:p text:style-name="P15">definicja</text:p>
          </table:table-cell>
        </table:table-row>
        <table:table-row table:style-name="Table1.1">
          <table:table-cell table:style-name="Table1.A2" office:value-type="string">
            <text:p text:style-name="P45"><text:span text:style-name="T16">S</text:span>ystem</text:p>
          </table:table-cell>
          <table:table-cell table:style-name="Table1.B2" office:value-type="string">
            <text:p text:style-name="P45">Program, oprogramowanie, sprzęt</text:p>
          </table:table-cell>
          <table:table-cell table:style-name="Table1.C2" office:value-type="string">
            <text:p text:style-name="P45">Rozumiany jako grupę programów działających na fizycznym lub wirtualnym sprzęcie w celu wykonywania wszystkich niezbędnych operacji dla spełnienia oczekiwanych założeń i wykonania wymaganych zadań.</text:p>
          </table:table-cell>
        </table:table-row>
        <table:table-row table:style-name="Table1.1">
          <table:table-cell table:style-name="Table1.A3" office:value-type="string">
            <text:p text:style-name="P54">Baza danych</text:p>
          </table:table-cell>
          <table:table-cell table:style-name="Table1.B3" office:value-type="string">
            <text:p text:style-name="P54">Baza</text:p>
          </table:table-cell>
          <table:table-cell table:style-name="Table1.C3" office:value-type="string">
            <text:p text:style-name="P54">Oprogramowanie oraz sprzęt zapewniający funkcjonalności: zapisywania, przeszukiwania, porządkowania danych zgodnie z <text:s/>uprawnieniami przyznanymi użytkownikowi. </text:p>
            <text:p text:style-name="P54">Dane są przechowywane w sposób: <text:line-break/>a) trwały - czyli nie giną po ustaniu zasilania, </text:p>
            <text:p text:style-name="P54">b) bezpieczny – czyli tylko autoryzowane osoby mogą je zmieniać, i tylko autoryzowane osoby mogą je przeglądać. </text:p>
            <text:p text:style-name="P54">Ponadto odpowiednia konfiguracja sprzętowa i programowa zapewnia odporność bazy na błędy i awarie fizyczne i logiczne. </text:p>
          </table:table-cell>
        </table:table-row>
        <table:table-row table:style-name="Table1.1">
          <table:table-cell table:style-name="Table1.A4" office:value-type="string">
            <text:p text:style-name="P65">Kod produktu</text:p>
          </table:table-cell>
          <table:table-cell table:style-name="Table1.B4" office:value-type="string">
            <text:p text:style-name="P65">Kod</text:p>
          </table:table-cell>
          <table:table-cell table:style-name="Table1.C4" office:value-type="string">
            <text:p text:style-name="P65">Unikalny ciąg kilku do kilkunastu znaków (cyfr, liter, symboli) identyfikujący produkt w innych systemach informatycznych firmy <text:line-break/>(np. <text:s/>Exact). Narzucony, niezmienny, używany przez użytkowników. </text:p>
          </table:table-cell>
        </table:table-row>
        <table:table-row table:style-name="Table1.1">
          <table:table-cell table:style-name="Table1.A4" office:value-type="string">
            <text:p text:style-name="P65">Wydanie</text:p>
          </table:table-cell>
          <table:table-cell table:style-name="Table1.B4" office:value-type="string">
            <text:p text:style-name="P54"/>
          </table:table-cell>
          <table:table-cell table:style-name="Table1.C4" office:value-type="string">
            <text:p text:style-name="P66">Pojedynczy cykl wydawniczy zakończony drukiem pojedynczego zeszytu.</text:p>
          </table:table-cell>
        </table:table-row>
        <table:table-row table:style-name="Table1.1">
          <table:table-cell table:style-name="Table1.A4" office:value-type="string">
            <text:p text:style-name="P65"><text:span text:style-name="T26">Nazwa</text:span> wydania</text:p>
          </table:table-cell>
          <table:table-cell table:style-name="Table1.B4" office:value-type="string">
            <text:p text:style-name="P54"/>
          </table:table-cell>
          <table:table-cell table:style-name="Table1.C4" office:value-type="string">
            <text:p text:style-name="P66">Ciąg znaków określający wydanie, najczęściej przy wydaniu zwykłym oznaczenie miesiąca i roku, rozdzielonych znakiem podkreślenia.</text:p>
            <text:p text:style-name="P66"/>
            <text:p text:style-name="P66"/>
          </table:table-cell>
        </table:table-row>
        <text:soft-page-break/>
        <table:table-row table:style-name="Table1.1">
          <table:table-cell table:style-name="Table1.A4" office:value-type="string">
            <text:p text:style-name="P67">Nazwa produktu</text:p>
          </table:table-cell>
          <table:table-cell table:style-name="Table1.B4" office:value-type="string">
            <text:p text:style-name="P67"><text:span text:style-name="T40">n</text:span>azwa</text:p>
          </table:table-cell>
          <table:table-cell table:style-name="Table1.C4" office:value-type="string">
            <text:p text:style-name="P68">Krótka nazwa opisująca produkt <text:line-break/>(lub rodzinę produktów np. klucze nasadowe). </text:p>
          </table:table-cell>
        </table:table-row>
        <table:table-row table:style-name="Table1.1">
          <table:table-cell table:style-name="Table1.A4" office:value-type="string">
            <text:p text:style-name="P68">Opis produktu</text:p>
          </table:table-cell>
          <table:table-cell table:style-name="Table1.B4" office:value-type="string">
            <text:p text:style-name="P68"><text:span text:style-name="T40">o</text:span>pis</text:p>
          </table:table-cell>
          <table:table-cell table:style-name="Table1.C4" office:value-type="string">
            <text:p text:style-name="P69">Opis produktu, o długości nie przekraczającej 500 znaków.</text:p>
          </table:table-cell>
        </table:table-row>
        <table:table-row table:style-name="Table1.1">
          <table:table-cell table:style-name="Table1.A4" office:value-type="string">
            <text:p text:style-name="P70">Język zeszytu</text:p>
          </table:table-cell>
          <table:table-cell table:style-name="Table1.B4" office:value-type="string">
            <text:p text:style-name="P113">wydanie</text:p>
          </table:table-cell>
          <table:table-cell table:style-name="Table1.C4" office:value-type="string">
            <text:p text:style-name="P70">Określa język w którym przygotowane są nazwy i opisy konkretnego zeszytu. </text:p>
          </table:table-cell>
        </table:table-row>
        <table:table-row table:style-name="Table1.1">
          <table:table-cell table:style-name="Table1.A4" office:value-type="string">
            <text:p text:style-name="P70">Kod języka</text:p>
          </table:table-cell>
          <table:table-cell table:style-name="Table1.B4" office:value-type="string">
            <text:p text:style-name="P113">język</text:p>
          </table:table-cell>
          <table:table-cell table:style-name="Table1.C4" office:value-type="string">
            <text:p text:style-name="P70">Dwuliterowe oznaczenie języka. Dwie wielkie litery. np. PL, EN, SK, NL.</text:p>
          </table:table-cell>
        </table:table-row>
        <table:table-row table:style-name="Table1.1">
          <table:table-cell table:style-name="Table1.A4" office:value-type="string">
            <text:p text:style-name="P71">Parametr produktu</text:p>
          </table:table-cell>
          <table:table-cell table:style-name="Table1.B4" office:value-type="string">
            <text:p text:style-name="P71">parametr</text:p>
          </table:table-cell>
          <table:table-cell table:style-name="Table1.C4" office:value-type="string">
            <text:p text:style-name="P71">Określona nazwą cecha produktu. <text:line-break/>np. „Silnik bezszczotkowy”, „Nowość” <text:span text:style-name="T28">( różne w zależności od języka )</text:span></text:p>
          </table:table-cell>
        </table:table-row>
        <table:table-row table:style-name="Table1.1">
          <table:table-cell table:style-name="Table1.A4" office:value-type="string">
            <text:p text:style-name="P71">Parametr produktu, <text:line-break/><text:span text:style-name="T27">wartość, miano.</text:span></text:p>
          </table:table-cell>
          <table:table-cell table:style-name="Table1.B4" office:value-type="string">
            <text:p text:style-name="P71">parametr</text:p>
          </table:table-cell>
          <table:table-cell table:style-name="Table1.C4" office:value-type="string">
            <text:p text:style-name="P72">Określona nazwą cecha produktu. <text:span text:style-name="T27">Wraz z wartością cyfrową.</text:span><text:line-break/>np. „<text:span text:style-name="T27">Szerokość koszenia</text:span>” <text:span text:style-name="T27">+ „120” + „cm”</text:span></text:p>
          </table:table-cell>
        </table:table-row>
        <table:table-row table:style-name="Table1.1">
          <table:table-cell table:style-name="Table1.A4" office:value-type="string">
            <text:p text:style-name="P82">Cena</text:p>
          </table:table-cell>
          <table:table-cell table:style-name="Table1.B4" office:value-type="string">
            <text:p text:style-name="P82"><text:span text:style-name="T39">c</text:span>ena</text:p>
          </table:table-cell>
          <table:table-cell table:style-name="Table1.C4" office:value-type="string">
            <text:p text:style-name="P82">Zależna od języka i wydania cena produktu.</text:p>
          </table:table-cell>
        </table:table-row>
        <table:table-row table:style-name="Table1.1">
          <table:table-cell table:style-name="Table1.A4" office:value-type="string">
            <text:p text:style-name="P70"/>
          </table:table-cell>
          <table:table-cell table:style-name="Table1.B4" office:value-type="string">
            <text:p text:style-name="P54"/>
          </table:table-cell>
          <table:table-cell table:style-name="Table1.C4" office:value-type="string">
            <text:p text:style-name="P70"/>
          </table:table-cell>
        </table:table-row>
      </table:table>
      <text:h text:style-name="P133" text:outline-level="1"><text:s/><text:bookmark-start text:name="_Toc1623349211"/>Słownik<text:span text:style-name="T23">i</text:span> <text:bookmark-end text:name="_Toc1623349211"/></text:h>
      <text:p text:style-name="P56">W obawie przed nieporozumieniami nie stosujemy w dokumencie synonimów. Poniżej definiujemy terminy których intuicyjne znaczenie wydaje nam się nieścisłe.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6">termin</text:p>
          </table:table-cell>
          <table:table-cell table:style-name="Tabela1.B1" office:value-type="string">
            <text:p text:style-name="P16"/>
          </table:table-cell>
          <table:table-cell table:style-name="Tabela1.C1" office:value-type="string">
            <text:p text:style-name="P16">definicja</text:p>
          </table:table-cell>
        </table:table-row>
        <table:table-row table:style-name="Tabela1.1">
          <table:table-cell table:style-name="Tabela1.A2" office:value-type="string">
            <text:p text:style-name="P75"/>
          </table:table-cell>
          <table:table-cell table:style-name="Tabela1.B2" office:value-type="string">
            <text:p text:style-name="P20"/>
          </table:table-cell>
          <table:table-cell table:style-name="Tabela1.C2" office:value-type="string">
            <text:p text:style-name="P20"/>
          </table:table-cell>
        </table:table-row>
        <table:table-row table:style-name="Tabela1.1">
          <table:table-cell table:style-name="Tabela1.A2" office:value-type="string">
            <text:p text:style-name="P75"/>
          </table:table-cell>
          <table:table-cell table:style-name="Tabela1.B2" office:value-type="string">
            <text:p text:style-name="P20"/>
          </table:table-cell>
          <table:table-cell table:style-name="Tabela1.C2" office:value-type="string">
            <text:p text:style-name="P20"/>
          </table:table-cell>
        </table:table-row>
        <table:table-row table:style-name="Tabela1.1">
          <table:table-cell table:style-name="Tabela1.A2" office:value-type="string">
            <text:p text:style-name="P75"/>
          </table:table-cell>
          <table:table-cell table:style-name="Tabela1.B2" office:value-type="string">
            <text:p text:style-name="P20"/>
          </table:table-cell>
          <table:table-cell table:style-name="Tabela1.C2" office:value-type="string">
            <text:p text:style-name="P20"/>
          </table:table-cell>
        </table:table-row>
        <table:table-row table:style-name="Tabela1.1">
          <table:table-cell table:style-name="Tabela1.A2" office:value-type="string">
            <text:p text:style-name="P75"/>
          </table:table-cell>
          <table:table-cell table:style-name="Tabela1.B2" office:value-type="string">
            <text:p text:style-name="P20"/>
          </table:table-cell>
          <table:table-cell table:style-name="Tabela1.C2" office:value-type="string">
            <text:p text:style-name="P20"/>
          </table:table-cell>
        </table:table-row>
        <table:table-row table:style-name="Tabela1.1">
          <table:table-cell table:style-name="Tabela1.A2" office:value-type="string">
            <text:p text:style-name="P75"/>
          </table:table-cell>
          <table:table-cell table:style-name="Tabela1.B2" office:value-type="string">
            <text:p text:style-name="P20"/>
          </table:table-cell>
          <table:table-cell table:style-name="Tabela1.C2" office:value-type="string">
            <text:p text:style-name="P20"/>
          </table:table-cell>
        </table:table-row>
        <table:table-row table:style-name="Tabela1.1">
          <table:table-cell table:style-name="Tabela1.A7" office:value-type="string">
            <text:p text:style-name="P74"/>
          </table:table-cell>
          <table:table-cell table:style-name="Tabela1.B7" office:value-type="string">
            <text:p text:style-name="P20"/>
          </table:table-cell>
          <table:table-cell table:style-name="Tabela1.C7" office:value-type="string">
            <text:p text:style-name="P73"/>
          </table:table-cell>
        </table:table-row>
        <table:table-row table:style-name="Tabela1.1">
          <table:table-cell table:style-name="Tabela1.A8" office:value-type="string">
            <text:p text:style-name="P74"/>
          </table:table-cell>
          <table:table-cell table:style-name="Tabela1.B8" office:value-type="string">
            <text:p text:style-name="P20"/>
          </table:table-cell>
          <table:table-cell table:style-name="Tabela1.C8" office:value-type="string">
            <text:p text:style-name="P19"/>
          </table:table-cell>
        </table:table-row>
      </table:table>
      <text:h text:style-name="P134" text:outline-level="1" text:is-list-header="true"/>
      <text:h text:style-name="P135" text:outline-level="1"><text:span text:style-name="T70">K</text:span><text:bookmark-start text:name="_Toc162334922"/>ontekst<text:bookmark-end text:name="_Toc162334922"/></text:h>
      <text:p text:style-name="P6"/>
      <text:p text:style-name="P76"><text:span text:style-name="T30"><text:s text:c="2"/></text:span>W pewnej firmie, zajmującej się projektowaniem, produkcją i sprzedażą narzędzi i sprzętu technicznego w związku z rozszerzaniem gamy produktów oraz z wchodzeniem na rynki kolejnych państw pojawiła się konieczność usystematyzowania i zcentralizowania sposobu zarządzania nazwami i opisami produktów.</text:p>
      <text:p text:style-name="P57">Firma używa systemu Exact do zarządzania sprzedażą, wysyłką, fakturowaniem. Jednak system Exact nie umożliwia pracy z nazwami zawierającymi znaki UTF-8, a w szczególności znaki języków bułgarskiego, czy ukraińskiego. </text:p>
      <text:p text:style-name="P57">Firma wydaje (w cyklu w miesięcznym) informator dla swoich dystrybutorów. Oczywiście każde wydanie ukazuje się w kilku językach. Najpierw w języku polskim, póżniej w językach angielskim, czeskim, słowackim i jeszcze kilku innych wśród których jest także język ukraiński oraz bułgarski. </text:p>
      <text:p text:style-name="P57">Ogromnym wsparciem dla działu wydawniczego byłby system (prawdopodobnie oparty o bazę danych) który wsparłby pracę nad nazwami, opisami, cenami oraz parametrami produktów. </text:p>
      <text:p text:style-name="P57">Dział techniczny - ma odpowiednie kompetencje i wiedzę by przygotować opis produktów w języku polskim. Dział eksportu - opierają się o polskie opisy - przygotuje wersje językowe pozostałych potrzebnych języków. <text:span text:style-name="T29">Dział handlowy odpowiada za przygotowanie listy produktów oraz upustów cenowych na te produkty, <text:s/>obowiązującymi <text:s/>w nadchodzącym miesiącu. Dział wydawniczy - w oparciu o wprowadzone informacje - może przygotować informator na kolejny - nadchodzący miesiąc. </text:span></text:p>
      <text:p text:style-name="P58">Kod można pobrać z aplikacji "Exact". W aplikacji Exact może byc wprowadzona także nazwa i opis, jednak nazwa i opis najczęsciej wprowadzona są w języku polskim, angielskim, nazwy i opisy raczej nie występują w  systemie Exact.</text:p>
      <text:h text:style-name="P136" text:outline-level="1"><text:bookmark-start text:name="_Toc1623349332"/>C<text:bookmark-end text:name="_Toc1623349332"/>el</text:h>
      <text:p text:style-name="P51"/>
      <text:p text:style-name="P59">Celem projektu jest stworzenie takich metod pracy z danymi by uniknąć uciążliwych wad poprzedniej metody polegającej na przesyłaniu pocztą elektroniczną danych edytowanych i zapisywanych w plikach Excel. </text:p>
      <text:p text:style-name="P59">Zaproponowany model i wdrozona aplikacja powinna wyeliminować koni<text:span text:style-name="T71">e</text:span>czność wielokrotnego wprowadzania tych samych poprawek, <text:span text:style-name="T72">dane winny być zawsze aktualne i prezentować tą samą treść niezależnie od tego który użytkownik z tych informacji korzysta</text:span>. </text:p>
      <text:p text:style-name="P59"><text:s/></text:p>
      <text:p text:style-name="P58"/>
      <text:p text:style-name="P58"/>
      <text:p text:style-name="P58"/>
      <text:p text:style-name="P58"/>
      <text:p text:style-name="P58"/>
      <text:p text:style-name="P58"/>
      <text:h text:style-name="P137" text:outline-level="1"><text:bookmark-start text:name="_Toc1623349333"/>Z<text:bookmark-end text:name="_Toc1623349333"/>ałożenia</text:h>
      <text:p text:style-name="P64"/>
      <text:p text:style-name="P61"><text:span text:style-name="T31">kod </text:span>- jest przyznawany w systemie Exact, jest unikalny ale niezmienny w czasie,<text:line-break/>nie zależy od języka ani od wydania i składa się z kilku (od 4 do kilkunastu) znaków.</text:p>
      <text:p text:style-name="P62"/>
      <text:p text:style-name="P62"><text:span text:style-name="T31">nazwa</text:span> i <text:span text:style-name="T31">opis</text:span> zależą od <text:span text:style-name="T10">kodu produktu </text:span>oraz <text:span text:style-name="T10"><text:s/>języka</text:span>.</text:p>
      <text:p text:style-name="P62"/>
      <text:p text:style-name="P62"><text:span text:style-name="T31">cena</text:span> - zależy od <text:span text:style-name="T10">kodu produktu</text:span>, <text:span text:style-name="T10"><text:s/>języka </text:span>oraz <text:span text:style-name="T10">wydania</text:span>.</text:p>
      <text:p text:style-name="P62"/>
      <text:p text:style-name="P62">każdy produkt powinien być przypisany do <text:span text:style-name="T10">kategorii</text:span> i <text:span text:style-name="T10">podkategorii</text:span>.</text:p>
      <text:p text:style-name="P62"/>
      <text:p text:style-name="P62">informacja o <text:span text:style-name="T31">kategoriach</text:span> i <text:span text:style-name="T31">podkategoriach</text:span> ( 1 poziom ) jest dostępna w Exact, jednak z uwagi na dostęp do Exact w trybie "tylko do czytania" - czyli do pewnego WIDOKU informacje by umożliwić ich edycję należy skopiować do bazy danych systemu lub aplikacji. </text:p>
      <text:p text:style-name="P62"/>
      <text:p text:style-name="P60">do każdego produktu można dodać skończoną liczbę (od 0 do około 5 ) <text:span text:style-name="T31">parametrów</text:span> określających parametry techniczne takie jak pojemność silnika, jego moc, szerokość cięcia kosiarki czy długość roboczą i całkowitą wiertła.</text:p>
      <text:p text:style-name="P60"/>
      <text:p text:style-name="P60">każdy z <text:span text:style-name="T10">parametrów</text:span> powinien mieć uzupełnioną nazwę we wszystkich wykorzystywanych językach. Parametry mogą zawierać miano - czyli jednostkę. Jednostka powinna być zgodna z układem SI więc zasadniczo nie będzie zależała od języka. </text:p>
      <text:p text:style-name="P60">niektóre z parametrów mają pewną wartość cyfrową (np. szerokość: <text:span text:style-name="T10">120</text:span> cm). <text:line-break/>Inne nie posiadają <text:s/>wartości cyfrowej, ani miana (np. typ silnika: elektryczny). Natomiast ich wartość powinna być pobrana ze słownika (oczywiście odpowiedniego dla aktualnego języka).</text:p>
      <text:p text:style-name="P63"/>
      <text:h text:style-name="P132" text:outline-level="1"><text:bookmark-start text:name="_Toc162334923"/>Zakres projektu<text:bookmark-end text:name="_Toc162334923"/></text:h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zagadnienie</text:p>
          </table:table-cell>
          <table:table-cell table:style-name="Table2.B1" office:value-type="string">
            <text:p text:style-name="P15">w / poza</text:p>
          </table:table-cell>
        </table:table-row>
        <table:table-row table:style-name="Table2.2">
          <table:table-cell table:style-name="Table2.A2" office:value-type="string">
            <text:p text:style-name="P77"><text:line-break/>Integracja z <text:span text:style-name="T32">zewnętrznym systemem </text:span><text:span text:style-name="T33">(</text:span><text:span text:style-name="T32">Exact</text:span><text:span text:style-name="T33">)</text:span> w zakresie:<text:line-break/> - <text:span text:style-name="T32">uzupełniania listy kodów produktów;<text:line-break/> - </text:span><text:span text:style-name="T41">uzupełnienie listy kategorii i podkategorii;<text:line-break/> - przypisanie produktów do kategorii i podkategorii</text:span><text:span text:style-name="T32"><text:line-break/></text:span></text:p>
          </table:table-cell>
          <table:table-cell table:style-name="Table2.B2" office:value-type="string">
            <text:p text:style-name="P55">poza</text:p>
          </table:table-cell>
        </table:table-row>
        <table:table-row table:style-name="Table2.2">
          <table:table-cell table:style-name="Table2.A2" office:value-type="string">
            <text:p text:style-name="P78"><text:span text:style-name="T35"><text:line-break/>Dodanie / </text:span>Edycja: <text:line-break/>- <text:span text:style-name="T11">nazw</text:span><text:span text:style-name="T12">a</text:span> i <text:span text:style-name="T11">opis</text:span> produktu w określonym języku;<text:line-break/>( Najczęsciej prowadzona przez osoby techniczne )</text:p>
            <text:p text:style-name="P78">- <text:span text:style-name="T13">w</text:span><text:span text:style-name="T12">artości</text:span><text:span text:style-name="T35"> </text:span><text:span text:style-name="T13">parametrów</text:span><text:span text:style-name="T35"> produktu<text:line-break/></text:span></text:p>
          </table:table-cell>
          <table:table-cell table:style-name="Table2.B2" office:value-type="string">
            <text:p text:style-name="P55">w</text:p>
          </table:table-cell>
        </table:table-row>
        <table:table-row table:style-name="Table2.2">
          <table:table-cell table:style-name="Table2.A2" office:value-type="string">
            <text:p text:style-name="P79"><text:line-break/>Dodanie / Edycja:<text:line-break/>- listy parametrów produktów (wprowadzenie nazw potrzebnych w językach)<text:line-break/><text:span text:style-name="T34">( Najczęsciej prowadzona przez osoby techniczne )<text:line-break/></text:span></text:p>
          </table:table-cell>
          <table:table-cell table:style-name="Table2.B2" office:value-type="string">
            <text:p text:style-name="P55">w</text:p>
          </table:table-cell>
        </table:table-row>
        <table:table-row table:style-name="Table2.2">
          <table:table-cell table:style-name="Table2.A2" office:value-type="string">
            <text:p text:style-name="P80"><text:line-break/>Redakcja:<text:line-break/>- edycja wprowadzonych treści – drobne korekty językowe, składniowe lub naniesienie przekazanych poprawek merytorychnych<text:line-break/></text:p>
          </table:table-cell>
          <table:table-cell table:style-name="Table2.B2" office:value-type="string">
            <text:p text:style-name="P55">w</text:p>
          </table:table-cell>
        </table:table-row>
        <table:table-row table:style-name="Table2.2">
          <table:table-cell table:style-name="Table2.A6" office:value-type="string">
            <text:p text:style-name="P80"/>
            <text:p text:style-name="P114">Dodanie:<text:line-break/>- listy cen produktów do wydania. Osobno dla <text:span text:style-name="T38">każdego języka</text:span></text:p>
            <text:p text:style-name="P115">- listy produktów do wydania. </text:p>
          </table:table-cell>
          <table:table-cell table:style-name="Table2.B6" office:value-type="string">
            <text:p text:style-name="P83">w</text:p>
          </table:table-cell>
        </table:table-row>
        <table:table-row table:style-name="Table2.2">
          <table:table-cell table:style-name="Table2.A6" office:value-type="string">
            <text:p text:style-name="P115"/>
            <text:p text:style-name="P115">Dodanie:<text:line-break/>- listy produktów do wydania. </text:p>
          </table:table-cell>
          <table:table-cell table:style-name="Table2.B6" office:value-type="string">
            <text:p text:style-name="P116">w</text:p>
          </table:table-cell>
        </table:table-row>
        <table:table-row table:style-name="Table2.2">
          <table:table-cell table:style-name="Table2.A8" office:value-type="string">
            <text:p text:style-name="P80"><text:line-break/><text:span text:style-name="T36">Udostępnienie</text:span> opisów do wydania:<text:line-break/>- <text:span text:style-name="T36">udostępnienie dla zewnętrznych skryptów </text:span><text:span text:style-name="T37">uporządkowanych nazw, <text:line-break/>opisów i parametrów</text:span><text:line-break/></text:p>
          </table:table-cell>
          <table:table-cell table:style-name="Table2.B8" office:value-type="string">
            <text:p text:style-name="P81">poza</text:p>
          </table:table-cell>
        </table:table-row>
      </table:table>
      <text:h text:style-name="P132" text:outline-level="1"><text:bookmark-start text:name="_Toc162334924"/>Schemat systemu<text:bookmark-end text:name="_Toc162334924"/></text:h>
      <text:p text:style-name="Standard"/>
      <text:p text:style-name="Standard"><draw:custom-shape text:anchor-type="paragraph" draw:z-index="19" draw:name="Shape 1" draw:style-name="gr10" svg:width="1.985cm" svg:height="1.235cm" svg:x="5.775cm" svg:y="6.8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20" draw:name="Text Frame 1" draw:style-name="gr8" draw:text-style-name="P163" svg:width="3.088cm" svg:height="1.221cm" svg:x="5.285cm" svg:y="3.962cm"><draw:text-box><text:p text:style-name="P162">baza </text:p><text:p text:style-name="P162">danych</text:p></draw:text-box></draw:frame><draw:custom-shape text:anchor-type="paragraph" draw:z-index="18" draw:name="Shape 3" draw:style-name="gr13" draw:text-style-name="P164" svg:width="3.357cm" svg:height="3.873cm" svg:x="5.015cm" svg:y="5.013cm"><text:p/><draw:enhanced-geometry svg:viewBox="0 0 21600 21600" draw:type="rectangle" draw:enhanced-path="M 0 0 L 21600 0 21600 21600 0 21600 0 0 Z N"/></draw:custom-shape><draw:custom-shape text:anchor-type="paragraph" draw:z-index="21" draw:name="Shape 5" draw:style-name="gr12" draw:text-style-name="P164" svg:width="3.331cm" svg:height="2.629cm" svg:x="-0.026cm" svg:y="4.468cm"><text:p/><draw:enhanced-geometry svg:viewBox="0 0 21600 21600" draw:type="rectangle" draw:enhanced-path="M 0 0 L 21600 0 21600 21600 0 21600 0 0 Z N"/></draw:custom-shape><draw:frame text:anchor-type="paragraph" draw:z-index="22" draw:name="Text Frame 5" draw:style-name="gr11" draw:text-style-name="P163" svg:width="2.257cm" svg:height="2.031cm" svg:x="0.512cm" svg:y="4.768cm"><draw:text-box><text:p text:style-name="P162">Panel edycji</text:p><text:p text:style-name="P162">użytkownika</text:p><text:p text:style-name="P162"/><text:p text:style-name="P162">Edycja:</text:p><text:p text:style-name="P162">nazw i opisów</text:p></draw:text-box></draw:frame><draw:custom-shape text:anchor-type="paragraph" draw:z-index="23" draw:name="Shape 2" draw:style-name="gr10" svg:width="1.985cm" svg:height="1.235cm" svg:x="5.775cm" svg:y="6.8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4" draw:name="Shape 4" draw:style-name="gr10" svg:width="1.985cm" svg:height="1.235cm" svg:x="5.775cm" svg:y="5.82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5" draw:name="Shape 8" draw:style-name="gr9" draw:text-style-name="P164" svg:width="3.331cm" svg:height="1.456cm" svg:x="10.13cm" svg:y="4.822cm"><text:p/><draw:enhanced-geometry svg:viewBox="0 0 21600 21600" draw:type="rectangle" draw:enhanced-path="M 0 0 L 21600 0 21600 21600 0 21600 0 0 Z N"/></draw:custom-shape><draw:frame text:anchor-type="paragraph" draw:z-index="26" draw:name="Text Frame 2" draw:style-name="gr8" draw:text-style-name="P163" svg:width="3.088cm" svg:height="1.221cm" svg:x="10.283cm" svg:y="5.332cm"><draw:text-box><text:p text:style-name="P162">EXACT</text:p></draw:text-box></draw:frame><draw:custom-shape text:anchor-type="paragraph" draw:z-index="27" draw:name="Kształt 1" draw:style-name="gr7" svg:width="1.421cm" svg:height="0.602cm" svg:x="8.516cm" svg:y="5.48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8" draw:name="Shape 6" draw:style-name="gr6" draw:text-style-name="P164" svg:width="3.331cm" svg:height="2.331cm" svg:x="10.165cm" svg:y="7.258cm"><text:p/><draw:enhanced-geometry svg:viewBox="0 0 21600 21600" draw:type="rectangle" draw:enhanced-path="M 0 0 L 21600 0 21600 21600 0 21600 0 0 Z N"/></draw:custom-shape><draw:frame text:anchor-type="paragraph" draw:z-index="29" draw:name="Text Frame 3" draw:style-name="gr5" draw:text-style-name="P163" svg:width="1.518cm" svg:height="1.987cm" svg:x="11.07cm" svg:y="7.939cm"><draw:text-box><text:p text:style-name="P162">Skład tekstu</text:p></draw:text-box></draw:frame><draw:custom-shape text:anchor-type="paragraph" draw:z-index="30" draw:name="Kształt 2" draw:style-name="gr4" svg:width="1.251cm" svg:height="0.53cm" svg:x="3.538cm" svg:y="6.11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1" draw:name="Kształt 3" draw:style-name="gr1" svg:width="1.421cm" svg:height="0.673cm" svg:x="8.516cm" svg:y="7.8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name="Shape 7" draw:style-name="gr3" draw:text-style-name="P164" svg:width="3.331cm" svg:height="3.23cm" svg:x="-0.026cm" svg:y="7.668cm"><text:p/><draw:enhanced-geometry svg:viewBox="0 0 21600 21600" draw:type="rectangle" draw:enhanced-path="M 0 0 L 21600 0 21600 21600 0 21600 0 0 Z N"/></draw:custom-shape><draw:frame text:anchor-type="paragraph" draw:z-index="33" draw:name="Text Frame 4" draw:style-name="gr2" draw:text-style-name="P163" svg:width="2.257cm" svg:height="2.437cm" svg:x="0.512cm" svg:y="8.015cm"><draw:text-box><text:p text:style-name="P162">Panel edycji</text:p><text:p text:style-name="P162">użytkownika</text:p><text:p text:style-name="P162"/><text:p text:style-name="P162">Wprowadzenie:</text:p><text:p text:style-name="P162">cen produktów do wydania</text:p></draw:text-box></draw:frame><draw:custom-shape text:anchor-type="paragraph" draw:z-index="34" draw:name="Kształt 4" draw:style-name="gr1" svg:width="1.421cm" svg:height="0.673cm" svg:x="3.44cm" svg:y="7.9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h text:style-name="P132" text:outline-level="1"><text:bookmark-start text:name="_Toc162334925"/>Wymagania funkcjonalne<text:bookmark-end text:name="_Toc162334925"/></text:h>
      <text:h text:style-name="Heading_20_2" text:outline-level="2"><text:bookmark-start text:name="_Toc162334926"/>Uczestnicy<text:bookmark-end text:name="_Toc162334926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Aktor</text:p>
          </table:table-cell>
          <table:table-cell table:style-name="Table3.B1" office:value-type="string">
            <text:p text:style-name="P15">nazwa</text:p>
          </table:table-cell>
          <table:table-cell table:style-name="Table3.C1" office:value-type="string">
            <text:p text:style-name="P15">uwagi</text:p>
          </table:table-cell>
        </table:table-row>
        <table:table-row table:style-name="Table3.2">
          <table:table-cell table:style-name="Table3.A2" table:number-rows-spanned="5" office:value-type="string">
            <text:p text:style-name="P2">Tak</text:p>
          </table:table-cell>
          <table:table-cell table:style-name="Table3.B2" office:value-type="string">
            <text:p text:style-name="P84">operator systemu</text:p>
          </table:table-cell>
          <table:table-cell table:style-name="Table3.C2" office:value-type="string">
            <text:p text:style-name="P97">Osoba uprawniona, znająca dobrze system. </text:p>
          </table:table-cell>
        </table:table-row>
        <table:table-row table:style-name="Table3.1">
          <table:covered-table-cell table:style-name="Table3.A3"/>
          <table:table-cell table:style-name="Table3.B3" office:value-type="string">
            <text:p text:style-name="P108"><text:span text:style-name="T77">t</text:span>echniczni</text:p>
          </table:table-cell>
          <table:table-cell table:style-name="Table3.C3" office:value-type="string">
            <text:p text:style-name="P97"><text:span text:style-name="T65">Eksperci</text:span> techniczn<text:span text:style-name="T66">i</text:span>, posiadająca szeroką wiedzę o produkcie.</text:p>
          </table:table-cell>
        </table:table-row>
        <table:table-row table:style-name="Table3.1">
          <table:covered-table-cell table:style-name="Table3.A4"/>
          <table:table-cell table:style-name="Table3.B4" office:value-type="string">
            <text:p text:style-name="P88"><text:span text:style-name="T78">r</text:span>edaktorzy <text:line-break/><text:span text:style-name="T77">(oraz </text:span>tłumacze<text:span text:style-name="T77">)</text:span></text:p>
          </table:table-cell>
          <table:table-cell table:style-name="Table3.C4" office:value-type="string">
            <text:p text:style-name="P97">Osoba znająca produkty, operująca biegle jednym lub kilkoma językami, niekoniecznie językiem polskim.</text:p>
          </table:table-cell>
        </table:table-row>
        <table:table-row table:style-name="Table3.1">
          <table:covered-table-cell table:style-name="Table3.A5"/>
          <table:table-cell table:style-name="Table3.B5" office:value-type="string">
            <text:p text:style-name="P91"><text:span text:style-name="T77">h</text:span>andlowcy</text:p>
          </table:table-cell>
          <table:table-cell table:style-name="Table3.C5" office:value-type="string">
            <text:p text:style-name="P125">Osoba posiadająca wiedzę o produktach, i określonych segmentach rynku. Przygotowuje cennik gamy produktów, oraz określa które produkty będą promowane w zeszytach drukowanych.</text:p>
          </table:table-cell>
        </table:table-row>
        <table:table-row table:style-name="Table3.1">
          <table:covered-table-cell table:style-name="Table3.A6"/>
          <table:table-cell table:style-name="Table3.B6" office:value-type="string">
            <text:p text:style-name="P124">wyzwalacz czasowy</text:p>
          </table:table-cell>
          <table:table-cell table:style-name="Table3.C6" office:value-type="string">
            <text:p text:style-name="P124">Skrypty uaktualniające dane uruchamiane w <text:span text:style-name="T83">zadanych</text:span> chwilach czasowych.</text:p>
          </table:table-cell>
        </table:table-row>
        <table:table-row table:style-name="Table3.1">
          <table:table-cell table:style-name="Table3.A7" table:number-rows-spanned="4" office:value-type="string">
            <text:p text:style-name="P47">Nie</text:p>
          </table:table-cell>
          <table:table-cell table:style-name="Table3.B7" office:value-type="string">
            <text:p text:style-name="P46">dostępny</text:p>
          </table:table-cell>
          <table:table-cell table:style-name="Table3.C7" office:value-type="string">
            <text:p text:style-name="P92">dostępność godzinowa – <text:span text:style-name="T42">w godzinach pracy biura. <text:line-break/></text:span><text:span text:style-name="T43">8-16 pn-pt.</text:span></text:p>
          </table:table-cell>
        </table:table-row>
        <table:table-row table:style-name="Table3.1">
          <table:covered-table-cell table:style-name="Table3.A9"/>
          <table:table-cell table:style-name="Table3.B8" office:value-type="string">
            <text:p text:style-name="P46">dostępny</text:p>
          </table:table-cell>
          <table:table-cell table:style-name="Table3.C8" office:value-type="string">
            <text:p text:style-name="P46">dostęp sieciowy ograniczony do sieci wewnętrznej.</text:p>
          </table:table-cell>
        </table:table-row>
        <table:table-row table:style-name="Table3.1">
          <table:covered-table-cell table:style-name="Table3.A9"/>
          <table:table-cell table:style-name="Table3.B9" office:value-type="string">
            <text:p text:style-name="P46">dostępny</text:p>
          </table:table-cell>
          <table:table-cell table:style-name="Table3.C9" office:value-type="string">
            <text:p text:style-name="P96"><text:span text:style-name="T44">s</text:span>ystem nie wspiera zarządzania profilami uzytkowników.</text:p>
          </table:table-cell>
        </table:table-row>
        <table:table-row table:style-name="Table3.10">
          <table:covered-table-cell table:style-name="Table3.A10"/>
          <table:table-cell table:style-name="Table3.B10" office:value-type="string">
            <text:p text:style-name="P48">bezawaryjność</text:p>
          </table:table-cell>
          <table:table-cell table:style-name="Table3.C10" office:value-type="string">
            <text:p text:style-name="P96">Baza danych jest backupowana co kilka dni. <text:line-break/>Aplikacja może nie być dostępna dla użytkowników przez okres około godziny, jeśli jest to technicznie uzasadnione.</text:p>
          </table:table-cell>
        </table:table-row>
      </table:table>
      <text:h text:style-name="P140" text:outline-level="2"/>
      <text:h text:style-name="P141" text:outline-level="2"><text:bookmark-start text:name="_Toc162334927"/>Lista aktor-cel, szkice przypadków użycia<text:bookmark-end text:name="_Toc162334927"/></text:h>
      <text:p text:style-name="Standard">Kursywą oznaczyliśmy przypadki użycia na poziomie streszczenia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aktor</text:p>
          </table:table-cell>
          <table:table-cell table:style-name="Table4.B1" office:value-type="string">
            <text:p text:style-name="P15">nazwa przypadku użycia</text:p>
          </table:table-cell>
          <table:table-cell table:style-name="Table4.C1" office:value-type="string">
            <text:p text:style-name="P15">Szkic</text:p>
          </table:table-cell>
        </table:table-row>
        <table:table-row table:style-name="Table4.1">
          <table:table-cell table:style-name="Table4.A2" table:number-rows-spanned="3" office:value-type="string">
            <text:p text:style-name="P85">operator systemu,</text:p>
            <text:p text:style-name="P17">wyzwalacz czasowy</text:p>
          </table:table-cell>
          <table:table-cell table:style-name="Table4.B2" office:value-type="string">
            <text:p text:style-name="P118"><text:span text:style-name="T74">edycja </text:span>kodów produktów<text:line-break/><text:span text:style-name="T74">(załadowanie nowych)</text:span> </text:p>
          </table:table-cell>
          <table:table-cell table:style-name="Table4.C2" office:value-type="string">
            <text:p text:style-name="P123">(<text:span text:style-name="T75">wyzwalacz - </text:span>skrypt)</text:p>
          </table:table-cell>
        </table:table-row>
        <table:table-row table:style-name="Table4.1">
          <table:covered-table-cell table:style-name="Table4.A2"/>
          <table:table-cell table:style-name="Table4.B2" office:value-type="string">
            <text:p text:style-name="P86"><text:span text:style-name="T74">edycja </text:span>list<text:span text:style-name="T45">y </text:span>kategorii</text:p>
          </table:table-cell>
          <table:table-cell table:style-name="Table4.C2" office:value-type="string">
            <text:p text:style-name="P123">(<text:span text:style-name="T75">wyzwalacz - </text:span>skrypt)</text:p>
          </table:table-cell>
        </table:table-row>
        <table:table-row table:style-name="Table4.1">
          <table:covered-table-cell table:style-name="Table4.A4"/>
          <table:table-cell table:style-name="Table4.B4" office:value-type="string">
            <text:p text:style-name="P119"><text:span text:style-name="T46">p</text:span>rzypisanie produktów <text:line-break/>do kategorii</text:p>
          </table:table-cell>
          <table:table-cell table:style-name="Table4.C4" office:value-type="string">
            <text:p text:style-name="P123">(<text:span text:style-name="T75">wyzwalacz - </text:span>skrypt)</text:p>
          </table:table-cell>
        </table:table-row>
        <table:table-row table:style-name="Table4.1">
          <table:table-cell table:style-name="Table4.A6" table:number-rows-spanned="2" office:value-type="string">
            <text:p text:style-name="P85">operator systemu</text:p>
          </table:table-cell>
          <table:table-cell table:style-name="Table4.B6" office:value-type="string">
            <text:p text:style-name="P120"><text:span text:style-name="T85">założenie </text:span><text:s/>now<text:span text:style-name="T85">ego wydania</text:span></text:p>
          </table:table-cell>
          <table:table-cell table:style-name="Table4.C6" office:value-type="string">
            <text:p text:style-name="P127">Dodaje nowe wydanie do systemu </text:p>
          </table:table-cell>
        </table:table-row>
        <table:table-row table:style-name="Table4.1">
          <table:covered-table-cell table:style-name="Table4.A6"/>
          <table:table-cell table:style-name="Table4.B6" office:value-type="string">
            <text:p text:style-name="P122">wprowadzenie nowych cen <text:span text:style-name="T47">do </text:span><text:span text:style-name="T85">wydania</text:span></text:p>
          </table:table-cell>
          <table:table-cell table:style-name="Table4.C6" office:value-type="string">
            <text:p text:style-name="P87">Przypisuje ceny <text:line-break/>do produktów dla wydania. <text:span text:style-name="T47">Listę cen otrzymuje mailem od Handlowców.</text:span></text:p>
          </table:table-cell>
        </table:table-row>
        <table:table-row table:style-name="Table4.1">
          <table:table-cell table:style-name="Table4.A7" office:value-type="string">
            <text:p text:style-name="P18"/>
          </table:table-cell>
          <table:table-cell table:style-name="Table4.B7" office:value-type="string">
            <text:p text:style-name="P121"><text:span text:style-name="T89">p</text:span>obranie danych z wydania</text:p>
          </table:table-cell>
          <table:table-cell table:style-name="Table4.C7" office:value-type="string">
            <text:p text:style-name="P93">Pobiera dane do wykorzystania przez system składu.</text:p>
          </table:table-cell>
        </table:table-row>
        <table:table-row table:style-name="Table4.1">
          <table:table-cell table:style-name="Table4.A8" office:value-type="string">
            <text:p text:style-name="P89"><text:span text:style-name="T74">t</text:span>echniczni,<text:line-break/><text:span text:style-name="T74">r</text:span>edaktorzy </text:p>
          </table:table-cell>
          <table:table-cell table:style-name="Table4.B8" office:value-type="string">
            <text:p text:style-name="P100">Edycja <text:span text:style-name="T81">danych</text:span></text:p>
          </table:table-cell>
          <table:table-cell table:style-name="Table4.C8" office:value-type="string">
            <text:p text:style-name="P95">Edycja nazw i opisów produktów</text:p>
          </table:table-cell>
        </table:table-row>
        <table:table-row table:style-name="Table4.1">
          <table:table-cell table:style-name="Table4.A9" office:value-type="string">
            <text:p text:style-name="P90"><text:span text:style-name="T74">t</text:span>echniczni</text:p>
          </table:table-cell>
          <table:table-cell table:style-name="Table4.B9" office:value-type="string">
            <text:p text:style-name="P101">Edycja <text:span text:style-name="T81">danych</text:span></text:p>
          </table:table-cell>
          <table:table-cell table:style-name="Table4.C9" office:value-type="string">
            <text:p text:style-name="P95">Edycja <text:span text:style-name="T49">parametrów produktów</text:span></text:p>
          </table:table-cell>
        </table:table-row>
        <table:table-row table:style-name="Table4.1">
          <table:table-cell table:style-name="Table4.A10" office:value-type="string">
            <text:p text:style-name="P98"><text:span text:style-name="T74">h</text:span>andlowcy</text:p>
          </table:table-cell>
          <table:table-cell table:style-name="Table4.B10" office:value-type="string">
            <text:p text:style-name="P99">Przygotowanie lis<text:span text:style-name="T48">t</text:span> cen</text:p>
          </table:table-cell>
          <table:table-cell table:style-name="Table4.C10" office:value-type="string">
            <text:p text:style-name="P94">Przygotowują listę cen i produktów <text:line-break/>do wydania, przekazują mailem plik Excel do operatora.</text:p>
          </table:table-cell>
        </table:table-row>
      </table:table>
      <text:h text:style-name="P139" text:outline-level="2"/>
      <text:h text:style-name="P142" text:outline-level="2"><text:bookmark-start text:name="_Toc162334929"/>Przypadki użycia<text:bookmark-end text:name="_Toc162334929"/></text:h>
      <text:h text:style-name="P143" text:outline-level="3">Edycja danych</text:h>
      <text:p text:style-name="P110"/>
      <text:p text:style-name="P38"><text:span text:style-name="T10">Zakres<text:tab/></text:span><text:span text:style-name="T64">Witryna ( Panel )</text:span></text:p>
      <text:p text:style-name="P38"><text:span text:style-name="T10">Poziom<text:tab/></text:span>Cel użytkownika</text:p>
      <text:p text:style-name="P29">Uczestnicy i interesy</text:p>
      <text:p text:style-name="P39">- <text:span text:style-name="T64">T</text:span>echniczni</text:p>
      <text:p text:style-name="P40">- <text:span text:style-name="T67">Redaktorzy<text:tab/>Edytują dane zależnie od posiadanych kompetencji.</text:span></text:p>
      <text:p text:style-name="P40"><text:tab/><text:span text:style-name="T82">(nazw, opisów lub parametrów produktu)</text:span></text:p>
      <text:p text:style-name="P40"/>
      <text:p text:style-name="P38"><text:span text:style-name="T10">Aktor główny<text:tab/></text:span><text:span text:style-name="T67">Techniczni, Redaktorzy.</text:span></text:p>
      <text:p text:style-name="P38"><text:span text:style-name="T10">Warunek początkowy<text:tab/></text:span><text:span text:style-name="T21">1. </text:span><text:span text:style-name="T17">Aktor </text:span><text:span text:style-name="T20">wyszukuje produkt:<text:line-break/> a) klikając w pliku PDF w obrazek produktu, </text:span><text:span text:style-name="T21">lub</text:span><text:span text:style-name="T20"><text:line-break/> b) wyszukując produkt w panelu.</text:span></text:p>
      <text:p text:style-name="P104"><text:span text:style-name="T80"><text:tab/>2. Otwiera formatkę z </text:span>dan<text:span text:style-name="T80">ymi</text:span> produktu.</text:p>
      <text:p text:style-name="P38"><text:span text:style-name="T10">Wyzwalacz<text:tab/></text:span><text:span text:style-name="T67">brak.</text:span></text:p>
      <text:p text:style-name="P29">Scenariusz</text:p>
      <text:list xml:id="list2151996153" text:style-name="L1">
        <text:list-item>
          <text:p text:style-name="P154"><text:span text:style-name="T80">Edytuje</text:span> dane produktu</text:p>
        </text:list-item>
        <text:list-item>
          <text:p text:style-name="P155">Zapisuje dane produktu (w bazie)</text:p>
        </text:list-item>
      </text:list>
      <text:p text:style-name="P29">Rozszerzenia</text:p>
      <text:p text:style-name="P106"><text:span text:style-name="T69">A</text:span><text:span text:style-name="T68">ktor może po edycji nie zapisać danych.</text:span></text:p>
      <text:p text:style-name="P29">Reguły biznesowe</text:p>
      <text:p text:style-name="P106">brak</text:p>
      <text:p text:style-name="P110"/>
      <text:p text:style-name="P110"/>
      <text:p text:style-name="P110"/>
      <text:p text:style-name="P111"/>
      <text:h text:style-name="P144" text:outline-level="3"><text:bookmark-start text:name="_Toc162334930"/><text:span text:style-name="T80">I</text:span><text:bookmark-end text:name="_Toc162334930"/><text:span text:style-name="T79">mport </text:span><text:span text:style-name="T51">danych</text:span><text:span text:style-name="T79"> z systemu zewnętrznego Exact</text:span></text:h>
      <text:p text:style-name="P25"/>
      <text:p text:style-name="P31"><text:span text:style-name="T10">Zakres<text:tab/></text:span><text:span text:style-name="T50">Witryna ( Panel )</text:span></text:p>
      <text:p text:style-name="P31"><text:span text:style-name="T10">Poziom<text:tab/></text:span>Cel użytkownika</text:p>
      <text:p text:style-name="P24">Uczestnicy i interesy</text:p>
      <text:p text:style-name="P32"><text:s/>operator systemu:<text:tab/><text:span text:style-name="T50">aktualizacja danych, <text:line-break/>zachowanie spójności z systemem zewnętrznym.</text:span></text:p>
      <text:p text:style-name="P33"><text:span text:style-name="T10">Aktor główny<text:tab/></text:span>operator systemu, <text:span text:style-name="T84">wyzwalacz czasowy</text:span></text:p>
      <text:p text:style-name="P31"><text:span text:style-name="T10">Warunek początkowy<text:tab/></text:span><text:span text:style-name="T51">brak</text:span></text:p>
      <text:p text:style-name="P31"><text:span text:style-name="T10">Wyzwalacz<text:tab/>- </text:span><text:span text:style-name="T58">przed przygotowaniem nowego wydania, <text:line-break/>- po zgłoszeniu problemu z produktem </text:span><text:span text:style-name="T59">przez użytkowników</text:span><text:span text:style-name="T58">. </text:span></text:p>
      <text:p text:style-name="P31"><text:tab/> - <text:span text:style-name="T84">w ustalonej chwili czasowej.</text:span><text:tab/></text:p>
      <text:p text:style-name="P24">Scenariusz</text:p>
      <text:list xml:id="list2407818818" text:style-name="L2">
        <text:list-item>
          <text:p text:style-name="P156">ope<text:span text:style-name="T84">r</text:span>ato<text:span text:style-name="T84">r</text:span> uruchamia funkcję systemu „edycja kodów produktów”</text:p>
        </text:list-item>
        <text:list-item>
          <text:p text:style-name="P156">oper<text:span text:style-name="T84">a</text:span>to<text:span text:style-name="T84">r</text:span> uruchamia funkcję systemu „edycja listy kategorii”</text:p>
        </text:list-item>
        <text:list-item>
          <text:p text:style-name="P156">ope<text:span text:style-name="T84">r</text:span>ato<text:span text:style-name="T84">r</text:span> uruchamia funkcję systemu „przypisanie produktów do kategorii”</text:p>
        </text:list-item>
      </text:list>
      <text:p text:style-name="P24">Rozszerzenia</text:p>
      <text:p text:style-name="P43">1a.<text:tab/>Awaria: <text:span text:style-name="T52">brak połaczenia z systemem Exact</text:span></text:p>
      <text:p text:style-name="P24">Reguły biznesowe</text:p>
      <text:p text:style-name="P102"><text:span text:style-name="T52">brak.</text:span><text:span text:style-name="T53"><text:tab/></text:span></text:p>
      <text:p text:style-name="P27"/>
      <text:p text:style-name="P112"/>
      <text:h text:style-name="P145" text:outline-level="3"><text:bookmark text:name="_Toc1623349301"/><text:span text:style-name="T86">Z</text:span><text:span text:style-name="T85">ałożenie </text:span><text:span text:style-name="T46"><text:s/>now</text:span><text:span text:style-name="T85">ego wydania</text:span></text:h>
      <text:p text:style-name="P26"/>
      <text:p text:style-name="P41"><text:span text:style-name="T10">Zakres<text:tab/></text:span><text:span text:style-name="T50">Witryna ( Panel )</text:span></text:p>
      <text:p text:style-name="P41"><text:span text:style-name="T10">Poziom<text:tab/></text:span>Cel użytkownika</text:p>
      <text:p text:style-name="P30">Uczestnicy i interesy</text:p>
      <text:p text:style-name="P42"><text:s/>operator systemu:<text:tab/><text:span text:style-name="T87">dodanie nowego wydania.</text:span></text:p>
      <text:p text:style-name="P41"><text:span text:style-name="T10">Aktor główny<text:tab/></text:span>operator systemu</text:p>
      <text:p text:style-name="P41"><text:span text:style-name="T10">Warunek początkowy<text:tab/></text:span><text:span text:style-name="T51">brak</text:span></text:p>
      <text:p text:style-name="P41"><text:span text:style-name="T10">Wyzwalacz<text:tab/></text:span><text:span text:style-name="T22">brak</text:span><text:tab/></text:p>
      <text:p text:style-name="P30">Scenariusz</text:p>
      <text:list xml:id="list233834219407164" text:continue-numbering="true" text:style-name="L2">
        <text:list-header>
          <text:p text:style-name="P157"><text:span text:style-name="T87">1. O</text:span>pe<text:span text:style-name="T84">r</text:span>ato<text:span text:style-name="T84">r</text:span> <text:span text:style-name="T87">wprowadza nazwę wydania</text:span></text:p>
        </text:list-header>
      </text:list>
      <text:p text:style-name="P30">Rozszerzenia</text:p>
      <text:p text:style-name="P126">brak</text:p>
      <text:p text:style-name="P30">Reguły biznesowe</text:p>
      <text:p text:style-name="P103"><text:span text:style-name="T52">brak</text:span><text:span text:style-name="T53"><text:tab/></text:span></text:p>
      <text:p text:style-name="P28"/>
      <text:p text:style-name="P23"/>
      <text:h text:style-name="P146" text:outline-level="3"><text:span text:style-name="T85">W</text:span>prowadzenie nowych cen do systemu</text:h>
      <text:p text:style-name="P25"/>
      <text:p text:style-name="P34"><text:span text:style-name="T10">Zakres<text:tab/></text:span><text:span text:style-name="T50">Witryna ( Panel )</text:span></text:p>
      <text:p text:style-name="P31"><text:span text:style-name="T10">Poziom<text:tab/></text:span>Cel użytkownika</text:p>
      <text:p text:style-name="P24">Uczestnicy i interesy</text:p>
      <text:p text:style-name="P35">operator systemu:<text:tab/><text:span text:style-name="T54">Załadowanie do bazy cen produktów do wydania.</text:span></text:p>
      <text:p text:style-name="P36"><text:span text:style-name="T10">Aktor główny<text:tab/></text:span>operator systemu</text:p>
      <text:p text:style-name="P31"><text:span text:style-name="T10">Warunek początkowy<text:tab/></text:span><text:span text:style-name="T18">istnienie wydania</text:span></text:p>
      <text:p text:style-name="P31"><text:span text:style-name="T10">Wyzwalacz<text:tab/></text:span><text:span text:style-name="T56">Przesłanie przez Handlowca listy cen do operatora.</text:span></text:p>
      <text:p text:style-name="P24">Scenariusz</text:p>
      <text:list xml:id="list746965621" text:style-name="L3">
        <text:list-item>
          <text:p text:style-name="P158">operator systemu <text:span text:style-name="T55">tworzy nowe wydanie.</text:span></text:p>
        </text:list-item>
      </text:list>
      <text:list xml:id="list1404725618" text:style-name="WWNum4">
        <text:list-header>
          <text:p text:style-name="P159"><text:span text:style-name="T55">2. <text:s/></text:span>operator systemu <text:span text:style-name="T55">przesyła listę cen do </text:span><text:span text:style-name="T57">nowego</text:span><text:span text:style-name="T55"> wydania.</text:span></text:p>
        </text:list-header>
      </text:list>
      <text:p text:style-name="P24">Rozszerzenia</text:p>
      <text:p text:style-name="P43">1a.<text:tab/>Awaria: <text:span text:style-name="T57">błąd w dostarczonym pliku z cenami.</text:span></text:p>
      <text:p text:style-name="P107">1b. Awaria: brak dostępu do aplikacji/bazy.</text:p>
      <text:p text:style-name="P24">Reguły biznesowe</text:p>
      <text:p text:style-name="P44"><text:span text:style-name="T14">1.<text:tab/></text:span><text:span text:style-name="T19">brak</text:span></text:p>
      <text:p text:style-name="P22"/>
      <text:h text:style-name="P147" text:outline-level="3"><text:bookmark-start text:name="_Toc16233493012"/><text:span text:style-name="T60">P</text:span><text:bookmark-end text:name="_Toc16233493012"/><text:span text:style-name="T60">obranie danych </text:span><text:span text:style-name="T88">z wydania</text:span></text:h>
      <text:p text:style-name="P21"/>
      <text:p text:style-name="P31"><text:span text:style-name="T10">Zakres<text:tab/></text:span><text:span text:style-name="T60">komunikacja sieciowa</text:span></text:p>
      <text:p text:style-name="P31"><text:span text:style-name="T10">Poziom<text:tab/></text:span>Cel użytkownika</text:p>
      <text:p text:style-name="P24">Uczestnicy i interesy</text:p>
      <text:p text:style-name="P32"><text:s/>operator systemu:<text:tab/><text:span text:style-name="T60">Przygotowanie nowego zeszytu.</text:span></text:p>
      <text:p text:style-name="P31"><text:span text:style-name="T10">Aktor główny<text:tab/></text:span><text:span text:style-name="T60">operator systemu.</text:span></text:p>
      <text:p text:style-name="P31"><text:span text:style-name="T10">Warunek początkowy<text:tab/>- </text:span><text:span text:style-name="T60">istnienie wydania, <text:line-break/>- przypisane ceny do wydania,</text:span></text:p>
      <text:p text:style-name="P37"><text:span text:style-name="T10">Wyzwalacz<text:tab/></text:span><text:span text:style-name="T61">pomyślne u</text:span><text:span text:style-name="T60">kończenie </text:span><text:span text:style-name="T8">Załadowanie</text:span><text:span text:style-name="T9"> cen do wydania.</text:span></text:p>
      <text:p text:style-name="P24">Scenariusz</text:p>
      <text:list xml:id="list2784912999" text:style-name="L4">
        <text:list-item>
          <text:p text:style-name="P160"><text:s/>operator systemu <text:span text:style-name="T62">uruchamia skrypt w programie do składu</text:span></text:p>
        </text:list-item>
        <text:list-item>
          <text:p text:style-name="P161">skrypt pobiera dane z bazy przesyłając jako parametr <text:line-break/><text:span text:style-name="T7">numer_wydania</text:span> oraz<text:span text:style-name="T7"> kod języka</text:span>.</text:p>
        </text:list-item>
      </text:list>
      <text:p text:style-name="P24">Rozszerzenia</text:p>
      <text:p text:style-name="P43">1a.<text:tab/>Awaria: <text:span text:style-name="T63">bład komunikacji.</text:span></text:p>
      <text:p text:style-name="P24">Reguły biznesowe</text:p>
      <text:p text:style-name="P105">1. brak</text:p>
      <text:h text:style-name="P138" text:outline-level="1"><text:bookmark-start text:name="_Toc162334932"/><text:bookmark-start text:name="_Toc97699572"/>Wymagania wobec <text:span text:style-name="T91">danych</text:span></text:h>
      <text:h text:style-name="P148" text:outline-level="3"><text:span text:style-name="T92">Kod produktu<text:line-break/></text:span><text:tab/>- <text:span text:style-name="T92">kod </text:span><text:span text:style-name="T93">(ciąg znaków minimalnie 4)</text:span></text:h>
      <text:h text:style-name="P148" text:outline-level="3"><text:span text:style-name="T92">Opis produktu<text:line-break/></text:span><text:tab/>- <text:span text:style-name="T92">nazwa<text:line-break/></text:span><text:tab/>- <text:span text:style-name="T92">opis</text:span></text:h>
      <text:h text:style-name="P149" text:outline-level="3"><text:span text:style-name="T92">Wydanie<text:line-break/><text:tab/> </text:span>- <text:span text:style-name="T92">nazwa wydani</text:span><text:span text:style-name="T98">a</text:span></text:h>
      <text:h text:style-name="P149" text:outline-level="3"><text:span text:style-name="T98">Kategoria / podkategoria<text:line-break/><text:tab/> </text:span>- <text:span text:style-name="T98">nazwa</text:span></text:h>
      <text:h text:style-name="P150" text:outline-level="3"><text:span text:style-name="T99">Lista pr</text:span><text:span text:style-name="T101">o</text:span><text:span text:style-name="T99">duktów<text:line-break/><text:tab/> </text:span>- <text:span text:style-name="T99">kod produktu<text:line-break/><text:tab/> </text:span>- <text:span text:style-name="T99">wydani</text:span><text:span text:style-name="T100">e</text:span></text:h>
      <text:h text:style-name="P151" text:outline-level="3"><text:span text:style-name="T101">Cena produktu<text:line-break/></text:span><text:tab/>- <text:span text:style-name="T101">cena<text:line-break/><text:tab/>-</text:span><text:span text:style-name="T95"> </text:span><text:span text:style-name="T96">cena promocyjna</text:span><text:span text:style-name="T101"><text:line-break/></text:span></text:h>
      <text:h text:style-name="P148" text:outline-level="3"><text:span text:style-name="T92">Język </text:span><text:span text:style-name="T97">(wartości narzucone z góry przez system, niezmienne)</text:span><text:span text:style-name="T92"><text:line-break/></text:span><text:tab/>- <text:span text:style-name="T92">kod języka (dwuliterowy)<text:line-break/></text:span><text:tab/>- <text:span text:style-name="T92">nazwa języka<text:line-break/></text:span><text:tab/>- <text:span text:style-name="T92">symbol waluty</text:span></text:h>
      <text:p text:style-name="P128"/>
      <text:h text:style-name="P152" text:outline-level="3">Parametr<text:line-break/><text:tab/>- nazwa<text:line-break/><text:tab/></text:h>
      <text:h text:style-name="P153" text:outline-level="3"><text:bookmark-end text:name="_Toc162334932"/><text:bookmark-end text:name="_Toc97699572"/>Wartość parametru<text:line-break/><text:tab/> - <text:span text:style-name="T94">wartośc liczbowa parametru</text:span><text:line-break/><text:tab/>- <text:span text:style-name="T94">miano</text:span></text:h>
      <text:p text:style-name="P130"/>
      <text:p text:style-name="P130"><text:tab/></text:p>
      <text:p text:style-name="P117"><text:span text:style-name="T90"><text:s/></text:span><text:bookmark text:name="_Toc97699581"/><text:span text:style-name="T90"><text:s/></text:span></text:p>
      <text:h text:style-name="P132" text:outline-level="1"><text:bookmark-start text:name="_Toc162334933"/>Wymagania niefunkcjonalne<text:bookmark-end text:name="_Toc162334933"/></text:h>
      <text:p text:style-name="P52"/>
      <text:p text:style-name="P49">- <text:span text:style-name="T76">praca w systemie Windows Server</text:span></text:p>
      <text:p text:style-name="P50">- <text:span text:style-name="T76">rodzaj bazy danych - MS SQL</text:span></text:p>
      <text:p text:style-name="P129">- <text:span text:style-name="T73">dane powinny być zawsze aktualne.</text:span></text:p>
      <text:p text:style-name="P129">- <text:span text:style-name="T73">zmiana wartości powinna odbywać się tylko w jednym miejscu. <text:line-break/> <text:s/>(źródło danych powinno być tylko jedno).</text:span></text:p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591cm" fo:margin-right="0cm" fo:margin-top="0cm" fo:margin-bottom="0.212cm" style:contextual-spacing="false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Heading_20_1" style:display-name="Heading 1" style:family="paragraph" style:next-style-name="Standard" style:auto-update="true" style:default-outline-level="1" style:class="text">
      <style:paragraph-properties fo:margin-left="0.63cm" fo:margin-right="0cm" fo:margin-top="0.423cm" fo:margin-bottom="0cm" style:contextual-spacing="false" fo:text-align="start" style:justify-single-word="false" fo:orphans="2" fo:widows="2" fo:text-indent="-0.63cm" style:auto-text-indent="false" style:writing-mode="lr-tb">
        <style:tab-stops>
          <style:tab-stop style:position="1.588cm"/>
        </style:tab-stops>
      </style:paragraph-properties>
      <style:text-properties style:font-name="Arial" fo:font-family="Arial" style:font-family-generic="roman" style:font-pitch="variable" fo:font-size="20pt" style:font-size-asian="20pt" style:font-name-complex="Arial1" style:font-family-complex="Arial" style:font-family-generic-complex="system" style:font-pitch-complex="variable" style:font-size-complex="20pt" style:font-style-complex="italic" style:font-weight-complex="bold"/>
    </style:style>
    <style:style style:name="Heading_20_2" style:display-name="Heading 2" style:family="paragraph" style:next-style-name="Standard" style:default-outline-level="2" style:class="text">
      <style:paragraph-properties fo:margin-top="0.423cm" fo:margin-bottom="0cm" style:contextual-spacing="false" fo:text-align="start" style:justify-single-word="false" fo:orphans="2" fo:widows="2" fo:keep-with-next="always" style:writing-mode="lr-tb"/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 style:font-style-complex="italic" style:font-weight-complex="bold"/>
    </style:style>
    <style:style style:name="Heading_20_3" style:display-name="Heading 3" style:family="paragraph" style:next-style-name="Standard" style:default-outline-level="3" style:class="text">
      <style:paragraph-properties fo:margin-left="0cm" fo:margin-right="0cm" fo:margin-top="0.212cm" fo:margin-bottom="0cm" style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588cm"/>
        </style:tab-stops>
      </style:paragraph-properties>
      <style:text-properties fo:font-size="14pt" style:font-size-asian="14pt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default-outline-level="1" style:list-style-name="" style:class="chapter">
      <style:paragraph-properties fo:margin-top="8.467cm" fo:margin-bottom="0cm" style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24pt" fo:font-weight="bold" style:letter-kerning="tru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Contents_20_1" style:display-name="Contents 1" style:family="paragraph" style:next-style-name="Standard" style:auto-update="true" style:default-outline-level="" style:class="index">
      <style:paragraph-properties fo:margin-left="3.175cm" fo:margin-right="0cm" fo:margin-top="0.847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3.335cm"/>
        </style:tab-stops>
      </style:paragraph-properties>
      <style:text-properties fo:text-transform="uppercas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2" style:display-name="Contents 2" style:family="paragraph" style:next-style-name="Standard" style:auto-update="true" style:default-outline-level="" style:class="index">
      <style:paragraph-properties fo:margin-left="3.175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3.335cm"/>
        </style:tab-stops>
      </style:paragraph-properties>
      <style:text-properties fo:font-variant="small-caps" fo:font-size="12pt" fo:font-weight="bold" style:font-size-asian="12pt" style:font-weight-asian="bold" style:font-size-complex="11pt" style:font-weight-complex="bold"/>
    </style:style>
    <style:style style:name="Contents_20_3" style:display-name="Contents 3" style:family="paragraph" style:next-style-name="Standard" style:auto-update="true" style:default-outline-level="" style:class="index">
      <style:paragraph-properties fo:margin-left="3.493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3.335cm"/>
        </style:tab-stops>
      </style:paragraph-properties>
      <style:text-properties fo:font-variant="small-caps" fo:font-size="12pt" style:font-size-asian="12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Definition" style:family="paragraph" style:parent-style-name="Terms" style:default-outline-level="">
      <style:text-properties fo:font-weight="normal" style:font-weight-asian="normal"/>
    </style:style>
    <style:style style:name="Picture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Terms" style:family="paragraph" style:parent-style-name="Standard" style:default-outline-level="">
      <style:paragraph-properties fo:margin-left="7.622cm" fo:margin-right="0cm" fo:text-indent="-6.371cm" style:auto-text-indent="false"/>
      <style:text-properties fo:font-weight="bold" style:font-weight-asian="bold" style:font-size-complex="10pt"/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Listing" style:family="paragraph" style:parent-style-name="Standard" style:default-outline-level="">
      <style:paragraph-properties fo:margin-left="1.588cm" fo:margin-right="0cm" fo:text-indent="0cm" style:auto-text-indent="false"/>
      <style:text-properties style:font-name="Courier New" fo:font-family="'Courier New'" style:font-family-generic="roman" style:font-pitch="variable" fo:font-size="8pt" style:font-size-asian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ubtitle" style:family="paragraph" style:next-style-name="Standard" style:default-outline-level="" style:class="chapter">
      <style:paragraph-properties fo:margin-top="0.212cm" fo:margin-bottom="0.106cm" style:contextual-spacing="false" fo:text-align="center" style:justify-single-word="false" fo:orphans="2" fo:widows="2" style:writing-mode="lr-tb"/>
      <style:text-properties fo:font-size="14pt" style:font-size-asian="14pt" style:font-size-complex="14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Std_20_1" style:display-name="Std 1" style:family="paragraph" style:parent-style-name="Heading_20_2" style:default-outline-level="" style:list-style-name="">
      <style:paragraph-properties fo:margin-top="0.847cm" fo:margin-bottom="0cm" style:contextual-spacing="false"/>
      <style:text-properties style:font-name="Times New Roman" fo:font-family="'Times New Roman'" style:font-family-generic="roman" style:font-pitch="variable" fo:font-size="12pt" fo:language="en" fo:country="GB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Logo" style:family="paragraph" style:auto-update="true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2.858cm"/>
          <style:tab-stop style:position="15.875cm" style:type="right"/>
        </style:tab-stops>
      </style:paragraph-properties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text-indent="0cm" style:auto-text-indent="false"/>
    </style:style>
    <style:style style:name="Body_20_Text_20_Indent" style:display-name="Body Text Indent" style:family="paragraph" style:parent-style-name="Text_20_body" style:default-outline-level="">
      <style:paragraph-properties fo:margin-left="1.591cm" fo:margin-right="0cm" fo:text-indent="0.37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b_No_20_Paragraph_20_Style_5d_" style:display-name="[No Paragraph Style]" style:family="paragraph" style:default-outline-level="">
      <style:paragraph-properties fo:margin-top="0cm" fo:margin-bottom="0cm" style:contextual-spacing="false" fo:line-height="120%" fo:text-align="start" style:justify-single-word="false" fo:hyphenation-ladder-count="no-limit" style:vertical-align="middle" style:writing-mode="lr-tb"/>
      <style:text-properties fo:color="#000000" loext:opacity="100%" style:text-line-through-style="none" style:text-line-through-type="none" style:font-name="Minion Pro" fo:font-family="'Minion Pro'" style:font-family-generic="roman" style:font-pitch="variable" fo:font-size="12pt" fo:letter-spacing="normal" fo:language="en" fo:country="GB" fo:font-style="normal" style:text-underline-style="none" fo:font-weight="normal" style:font-size-asian="12pt" style:font-style-asian="normal" style:font-weight-asian="normal" style:text-emphasize="none" style:text-scale="100%" fo:hyphenate="true" fo:hyphenation-remain-char-count="2" fo:hyphenation-push-char-count="2" loext:hyphenation-no-caps="false"/>
    </style:style>
    <style:style style:name="Paragraph_20_Style_20_1" style:display-name="Paragraph Style 1" style:family="paragraph" style:parent-style-name="_5b_No_20_Paragraph_20_Style_5d_" style:default-outline-level="">
      <style:paragraph-properties fo:margin-left="0cm" fo:margin-right="0cm" fo:text-align="justify" style:justify-single-word="false" fo:text-indent="0.499cm" style:auto-text-indent="false"/>
    </style:style>
    <style:style style:name="kropka" style:family="paragraph" style:parent-style-name="Paragraph_20_Style_20_1" style:default-outline-level="">
      <style:paragraph-properties fo:margin-left="0.9cm" fo:margin-right="0cm" fo:text-align="justify" style:justify-single-word="false" fo:text-indent="-0.4cm" style:auto-text-indent="false"/>
      <style:text-properties fo:letter-spacing="-0.004cm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ytuł_20_Znak" style:display-name="Tytuł Znak" style:family="text" style:parent-style-name="Default_20_Paragraph_20_Font">
      <style:text-properties style:font-name="Arial" fo:font-family="Arial" style:font-family-generic="roman" style:font-pitch="variable" fo:font-size="24pt" fo:language="pl" fo:country="PL" fo:font-weight="bold" style:letter-kerning="true" style:font-size-asian="24pt" style:language-asian="pl" style:country-asian="PL" style:font-weight-asian="bold" style:font-name-complex="Arial1" style:font-family-complex="Arial" style:font-family-generic-complex="system" style:font-pitch-complex="variable" style:font-size-complex="24pt" style:language-complex="ar" style:country-complex="SA" style:font-weight-complex="bold"/>
    </style:style>
    <style:style style:name="Caption_20_Gray" style:display-name="Caption Gray" style:family="text" style:parent-style-name="Default_20_Paragraph_20_Font">
      <style:text-properties fo:color="#999999" loext:opacity="100%"/>
    </style:style>
    <style:style style:name="Podtytuł_20_Znak" style:display-name="Podtytuł Znak" style:family="text" style:parent-style-name="Default_20_Paragraph_20_Font">
      <style:text-properties fo:font-size="14pt" fo:language="pl" fo:country="PL" style:font-size-asian="14pt" style:language-asian="pl" style:country-asian="PL" style:font-size-complex="14pt" style:language-complex="ar" style:country-complex="SA"/>
    </style:style>
    <style:style style:name="Picture_20_Char" style:display-name="Picture Char" style:family="text" style:parent-style-name="Default_20_Paragraph_20_Font">
      <style:text-properties fo:font-size="12pt" fo:language="pl" fo:country="PL" style:font-size-asian="12pt" style:language-asian="pl" style:country-asian="PL" style:font-size-complex="12pt" style:language-complex="ar" style:country-complex="SA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2" style:display-name="ListLabel 2" style:family="text">
      <style:text-properties fo:font-size="12pt" style:font-size-asian="12pt"/>
    </style:style>
    <style:style style:name="ListLabel_20_3" style:display-name="ListLabel 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" style:display-name="ListLabel 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" style:display-name="ListLabel 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6" style:display-name="ListLabel 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7" style:display-name="ListLabel 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Index_20_Link" style:display-name="Index Link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outline-level-style>
      <text:outline-level-style text:level="3" text:style-name="ListLabel_20_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Numbered_20_Left_3a__20__20_159_20_cm_20_Hanging_3a__20__20_063_20_cm" style:display-name="Style Numbered Left:  159 cm Hanging:  063 cm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7.503cm" style:type="right"/>
        </style:tab-stops>
      </style:paragraph-properties>
    </style:style>
    <style:style style:name="MP2" style:family="paragraph">
      <loext:graphic-properties draw:fill="solid" draw:fill-color="#ffffff"/>
      <style:paragraph-properties fo:text-align="center"/>
    </style:style>
    <style:style style:name="MT1" style:family="text">
      <style:text-properties fo:color="#999999" loext:opacity="100%"/>
    </style:style>
    <style:style style:name="MT2" style:family="text">
      <style:text-properties fo:color="#999999" loext:opacity="100%" fo:language="en" fo:country="US"/>
    </style:style>
    <style:style style:name="Mgr1" style:family="graphic">
      <style:graphic-properties draw:stroke="solid" svg:stroke-width="0cm" svg:stroke-color="#969696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char" draw:z-index="17" draw:name="Shape1" draw:style-name="Mgr1" draw:text-style-name="MP2" svg:x1="-0.222cm" svg:y1="-0.023cm" svg:x2="16.193cm" svg:y2="-0.023cm"><text:p/></draw:line><text:span text:style-name="MT1"><text:page-number text:select-page="current">19</text:page-number></text:span><text:span text:style-name="MT2"><text:s/>/ </text:span><text:span text:style-name="MT2"><text:page-count>19</text:page-count></text:span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zablon dokumentacji</dc:title>
    <meta:initial-creator>wlodek</meta:initial-creator>
    <meta:editing-cycles>274</meta:editing-cycles>
    <meta:print-date>2022-12-16T23:55:05.237000000</meta:print-date>
    <meta:creation-date>2010-02-08T17:45:00</meta:creation-date>
    <dc:date>2023-01-12T00:06:14.389000000</dc:date>
    <meta:editing-duration>PT12H20M25S</meta:editing-duration>
    <meta:generator>LibreOffice/7.2.4.1$Windows_X86_64 LibreOffice_project/27d75539669ac387bb498e35313b970b7fe9c4f9</meta:generator>
    <meta:document-statistic meta:table-count="5" meta:image-count="0" meta:object-count="0" meta:page-count="19" meta:paragraph-count="262" meta:word-count="1744" meta:character-count="12605" meta:non-whitespace-character-count="11025"/>
    <meta:user-defined meta:name="AppVersion">12.0000</meta:user-defined>
    <meta:user-defined meta:name="Company">PJWSTK</meta:user-defined>
    <meta:user-defined meta:name="GUID">{20040514-0114-50E7-9FFB-CA6E0078E839}</meta:user-defined>
    <meta:user-defined meta:name="Owner">14</meta:user-defined>
    <meta:user-defined meta:name="Status" meta:value-type="string">Ready for review</meta:user-defined>
    <meta:template xlink:type="simple" xlink:actuate="onRequest" xlink:title="Normal.dotm" xlink:href=""/>
  </office:meta>
</office:document-meta>
</file>